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9in" fo:break-before="page" table:align="margins"/>
    </style:style>
    <style:style style:name="Table2.A" style:family="table-column">
      <style:table-column-properties style:column-width="1.3465in" style:rel-column-width="12789*"/>
    </style:style>
    <style:style style:name="Table2.B" style:family="table-column">
      <style:table-column-properties style:column-width="0.5063in" style:rel-column-width="4808*"/>
    </style:style>
    <style:style style:name="Table2.C" style:family="table-column">
      <style:table-column-properties style:column-width="5.0472in" style:rel-column-width="47938*"/>
    </style:style>
    <style:style style:name="Table2.1" style:family="table-row">
      <style:table-row-properties fo:background-color="#c8c8c8">
        <style:background-image/>
      </style:table-row-properties>
    </style:style>
    <style:style style:name="Table2.A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3" style:family="table-row">
      <style:table-row-properties style:min-row-height="0.3618in" fo:background-color="transparent">
        <style:background-image/>
      </style:table-row-properties>
    </style:style>
    <style:style style:name="Table2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in" fo:break-before="auto" fo:break-after="auto" table:align="margins"/>
    </style:style>
    <style:style style:name="Table8.A" style:family="table-column">
      <style:table-column-properties style:column-width="1.5993in" style:rel-column-width="15193*"/>
    </style:style>
    <style:style style:name="Table8.B" style:family="table-column">
      <style:table-column-properties style:column-width="5.3007in" style:rel-column-width="50342*"/>
    </style:style>
    <style:style style:name="Table8.1" style:family="table-row">
      <style:table-row-properties fo:background-color="#c8c8c8">
        <style:background-image/>
      </style:table-row-properties>
    </style:style>
    <style:style style:name="Table8.A1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8.B1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8.2" style:family="table-row">
      <style:table-row-properties style:min-row-height="0.3618in" fo:background-color="transparent">
        <style:background-image/>
      </style:table-row-properties>
    </style:style>
    <style:style style:name="Table8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8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097in" fo:margin-left="0in" table:align="left" fo:background-color="transparent">
        <style:background-image/>
      </style:table-properties>
    </style:style>
    <style:style style:name="Table3.A" style:family="table-column">
      <style:table-column-properties style:column-width="1.1632in"/>
    </style:style>
    <style:style style:name="Table3.B" style:family="table-column">
      <style:table-column-properties style:column-width="4.4361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6854in"/>
    </style:style>
    <style:style style:name="Table3.1" style:family="table-row">
      <style:table-row-properties fo:background-color="#c8c8c8">
        <style:background-image/>
      </style:table-row-properties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="0.0382in" fo:border="0.5pt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132in" fo:margin-left="0in" table:align="left" fo:background-color="transparent">
        <style:background-image/>
      </style:table-properties>
    </style:style>
    <style:style style:name="Table4.A" style:family="table-column">
      <style:table-column-properties style:column-width="1.2799in"/>
    </style:style>
    <style:style style:name="Table4.B" style:family="table-column">
      <style:table-column-properties style:column-width="4.3799in"/>
    </style:style>
    <style:style style:name="Table4.C" style:family="table-column">
      <style:table-column-properties style:column-width="0.6924in"/>
    </style:style>
    <style:style style:name="Table4.D" style:family="table-column">
      <style:table-column-properties style:column-width="0.5611in"/>
    </style:style>
    <style:style style:name="Table4.1" style:family="table-row">
      <style:table-row-properties fo:background-color="#c8c8c8">
        <style:background-image/>
      </style:table-row-properties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="0.0382in" fo:border="0.5pt solid #000000"/>
    </style:style>
    <style:style style:name="Table4.2" style:family="table-row">
      <style:table-row-properties fo:background-color="transparent">
        <style:background-image/>
      </style:table-row-properties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in" table:align="margins"/>
    </style:style>
    <style:style style:name="Table9.A" style:family="table-column">
      <style:table-column-properties style:column-width="2.3in" style:rel-column-width="21845*"/>
    </style:style>
    <style:style style:name="Table9.1" style:family="table-row">
      <style:table-row-properties fo:background-color="#808080">
        <style:background-image/>
      </style:table-row-properties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C1" style:family="table-cell">
      <style:table-cell-properties fo:background-color="transparent" fo:padding="0.0382in" fo:border="0.5pt solid #000000">
        <style:background-image/>
      </style:table-cell-properties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none" fo:border-top="none" fo:border-bottom="0.5pt solid #000000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3" style:family="table-cell">
      <style:table-cell-properties fo:padding="0.0382in" fo:border-left="0.5pt solid #000000" fo:border-right="none" fo:border-top="none" fo:border-bottom="0.5pt solid #000000"/>
    </style:style>
    <style:style style:name="Table9.B3" style:family="table-cell">
      <style:table-cell-properties fo:padding="0.0382in" fo:border-left="0.5pt solid #000000" fo:border-right="none" fo:border-top="none" fo:border-bottom="0.5pt solid #000000"/>
    </style:style>
    <style:style style:name="Table9.C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4" style:family="table-cell">
      <style:table-cell-properties fo:padding="0.0382in" fo:border-left="0.5pt solid #000000" fo:border-right="none" fo:border-top="none" fo:border-bottom="0.5pt solid #000000"/>
    </style:style>
    <style:style style:name="Table9.B4" style:family="table-cell">
      <style:table-cell-properties fo:padding="0.0382in" fo:border-left="0.5pt solid #000000" fo:border-right="none" fo:border-top="none" fo:border-bottom="0.5pt solid #000000"/>
    </style:style>
    <style:style style:name="Table9.C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5" style:family="table-cell">
      <style:table-cell-properties fo:padding="0.0382in" fo:border-left="0.5pt solid #000000" fo:border-right="none" fo:border-top="none" fo:border-bottom="0.5pt solid #000000"/>
    </style:style>
    <style:style style:name="Table9.B5" style:family="table-cell">
      <style:table-cell-properties fo:padding="0.0382in" fo:border-left="0.5pt solid #000000" fo:border-right="none" fo:border-top="none" fo:border-bottom="0.5pt solid #000000"/>
    </style:style>
    <style:style style:name="Table9.C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6" style:family="table-cell">
      <style:table-cell-properties fo:padding="0.0382in" fo:border-left="0.5pt solid #000000" fo:border-right="none" fo:border-top="none" fo:border-bottom="0.5pt solid #000000"/>
    </style:style>
    <style:style style:name="Table9.B6" style:family="table-cell">
      <style:table-cell-properties fo:padding="0.0382in" fo:border-left="0.5pt solid #000000" fo:border-right="none" fo:border-top="none" fo:border-bottom="0.5pt solid #000000"/>
    </style:style>
    <style:style style:name="Table9.C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7" style:family="table-cell">
      <style:table-cell-properties fo:padding="0.0382in" fo:border-left="0.5pt solid #000000" fo:border-right="none" fo:border-top="none" fo:border-bottom="0.5pt solid #000000"/>
    </style:style>
    <style:style style:name="Table9.B7" style:family="table-cell">
      <style:table-cell-properties fo:padding="0.0382in" fo:border-left="0.5pt solid #000000" fo:border-right="none" fo:border-top="none" fo:border-bottom="0.5pt solid #000000"/>
    </style:style>
    <style:style style:name="Table9.C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8" style:family="table-cell">
      <style:table-cell-properties fo:padding="0.0382in" fo:border-left="0.5pt solid #000000" fo:border-right="none" fo:border-top="none" fo:border-bottom="0.5pt solid #000000"/>
    </style:style>
    <style:style style:name="Table9.B8" style:family="table-cell">
      <style:table-cell-properties fo:padding="0.0382in" fo:border-left="0.5pt solid #000000" fo:border-right="none" fo:border-top="none" fo:border-bottom="0.5pt solid #000000"/>
    </style:style>
    <style:style style:name="Table9.C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9" style:family="table-cell">
      <style:table-cell-properties fo:padding="0.0382in" fo:border-left="0.5pt solid #000000" fo:border-right="none" fo:border-top="none" fo:border-bottom="0.5pt solid #000000"/>
    </style:style>
    <style:style style:name="Table9.B9" style:family="table-cell">
      <style:table-cell-properties fo:padding="0.0382in" fo:border-left="0.5pt solid #000000" fo:border-right="none" fo:border-top="none" fo:border-bottom="0.5pt solid #000000"/>
    </style:style>
    <style:style style:name="Table9.C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0" style:family="table-cell">
      <style:table-cell-properties fo:padding="0.0382in" fo:border-left="0.5pt solid #000000" fo:border-right="none" fo:border-top="none" fo:border-bottom="0.5pt solid #000000"/>
    </style:style>
    <style:style style:name="Table9.B10" style:family="table-cell">
      <style:table-cell-properties fo:padding="0.0382in" fo:border-left="0.5pt solid #000000" fo:border-right="none" fo:border-top="none" fo:border-bottom="0.5pt solid #000000"/>
    </style:style>
    <style:style style:name="Table9.C10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1" style:family="table-cell">
      <style:table-cell-properties fo:padding="0.0382in" fo:border-left="0.5pt solid #000000" fo:border-right="none" fo:border-top="none" fo:border-bottom="0.5pt solid #000000"/>
    </style:style>
    <style:style style:name="Table9.B11" style:family="table-cell">
      <style:table-cell-properties fo:padding="0.0382in" fo:border-left="0.5pt solid #000000" fo:border-right="none" fo:border-top="none" fo:border-bottom="0.5pt solid #000000"/>
    </style:style>
    <style:style style:name="Table9.C11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2" style:family="table-cell">
      <style:table-cell-properties fo:padding="0.0382in" fo:border-left="0.5pt solid #000000" fo:border-right="none" fo:border-top="none" fo:border-bottom="0.5pt solid #000000"/>
    </style:style>
    <style:style style:name="Table9.B12" style:family="table-cell">
      <style:table-cell-properties fo:padding="0.0382in" fo:border-left="0.5pt solid #000000" fo:border-right="none" fo:border-top="none" fo:border-bottom="0.5pt solid #000000"/>
    </style:style>
    <style:style style:name="Table9.C1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3" style:family="table-cell">
      <style:table-cell-properties fo:padding="0.0382in" fo:border-left="0.5pt solid #000000" fo:border-right="none" fo:border-top="none" fo:border-bottom="0.5pt solid #000000"/>
    </style:style>
    <style:style style:name="Table9.B13" style:family="table-cell">
      <style:table-cell-properties fo:padding="0.0382in" fo:border-left="0.5pt solid #000000" fo:border-right="none" fo:border-top="none" fo:border-bottom="0.5pt solid #000000"/>
    </style:style>
    <style:style style:name="Table9.C1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4" style:family="table-cell">
      <style:table-cell-properties fo:padding="0.0382in" fo:border-left="0.5pt solid #000000" fo:border-right="none" fo:border-top="none" fo:border-bottom="0.5pt solid #000000"/>
    </style:style>
    <style:style style:name="Table9.B14" style:family="table-cell">
      <style:table-cell-properties fo:padding="0.0382in" fo:border-left="0.5pt solid #000000" fo:border-right="none" fo:border-top="none" fo:border-bottom="0.5pt solid #000000"/>
    </style:style>
    <style:style style:name="Table9.C1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5" style:family="table-cell">
      <style:table-cell-properties fo:padding="0.0382in" fo:border-left="0.5pt solid #000000" fo:border-right="none" fo:border-top="none" fo:border-bottom="0.5pt solid #000000"/>
    </style:style>
    <style:style style:name="Table9.B15" style:family="table-cell">
      <style:table-cell-properties fo:padding="0.0382in" fo:border-left="0.5pt solid #000000" fo:border-right="none" fo:border-top="none" fo:border-bottom="0.5pt solid #000000"/>
    </style:style>
    <style:style style:name="Table9.C1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6" style:family="table-cell">
      <style:table-cell-properties fo:padding="0.0382in" fo:border-left="0.5pt solid #000000" fo:border-right="none" fo:border-top="none" fo:border-bottom="0.5pt solid #000000"/>
    </style:style>
    <style:style style:name="Table9.B16" style:family="table-cell">
      <style:table-cell-properties fo:padding="0.0382in" fo:border-left="0.5pt solid #000000" fo:border-right="none" fo:border-top="none" fo:border-bottom="0.5pt solid #000000"/>
    </style:style>
    <style:style style:name="Table9.C1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7" style:family="table-cell">
      <style:table-cell-properties fo:padding="0.0382in" fo:border-left="0.5pt solid #000000" fo:border-right="none" fo:border-top="none" fo:border-bottom="0.5pt solid #000000"/>
    </style:style>
    <style:style style:name="Table9.B17" style:family="table-cell">
      <style:table-cell-properties fo:padding="0.0382in" fo:border-left="0.5pt solid #000000" fo:border-right="none" fo:border-top="none" fo:border-bottom="0.5pt solid #000000"/>
    </style:style>
    <style:style style:name="Table9.C1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8" style:family="table-cell">
      <style:table-cell-properties fo:padding="0.0382in" fo:border-left="0.5pt solid #000000" fo:border-right="none" fo:border-top="none" fo:border-bottom="0.5pt solid #000000"/>
    </style:style>
    <style:style style:name="Table9.B18" style:family="table-cell">
      <style:table-cell-properties fo:padding="0.0382in" fo:border-left="0.5pt solid #000000" fo:border-right="none" fo:border-top="none" fo:border-bottom="0.5pt solid #000000"/>
    </style:style>
    <style:style style:name="Table9.C1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9" style:family="table-cell">
      <style:table-cell-properties fo:padding="0.0382in" fo:border-left="0.5pt solid #000000" fo:border-right="none" fo:border-top="none" fo:border-bottom="0.5pt solid #000000"/>
    </style:style>
    <style:style style:name="Table9.B19" style:family="table-cell">
      <style:table-cell-properties fo:padding="0.0382in" fo:border-left="0.5pt solid #000000" fo:border-right="none" fo:border-top="none" fo:border-bottom="0.5pt solid #000000"/>
    </style:style>
    <style:style style:name="Table9.C1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0" style:family="table-cell">
      <style:table-cell-properties fo:padding="0.0382in" fo:border-left="0.5pt solid #000000" fo:border-right="none" fo:border-top="none" fo:border-bottom="0.5pt solid #000000"/>
    </style:style>
    <style:style style:name="Table9.B20" style:family="table-cell">
      <style:table-cell-properties fo:padding="0.0382in" fo:border-left="0.5pt solid #000000" fo:border-right="none" fo:border-top="none" fo:border-bottom="0.5pt solid #000000"/>
    </style:style>
    <style:style style:name="Table9.C20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1" style:family="table-cell">
      <style:table-cell-properties fo:padding="0.0382in" fo:border-left="0.5pt solid #000000" fo:border-right="none" fo:border-top="none" fo:border-bottom="0.5pt solid #000000"/>
    </style:style>
    <style:style style:name="Table9.B21" style:family="table-cell">
      <style:table-cell-properties fo:padding="0.0382in" fo:border-left="0.5pt solid #000000" fo:border-right="none" fo:border-top="none" fo:border-bottom="0.5pt solid #000000"/>
    </style:style>
    <style:style style:name="Table9.C21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2" style:family="table-cell">
      <style:table-cell-properties fo:padding="0.0382in" fo:border-left="0.5pt solid #000000" fo:border-right="none" fo:border-top="none" fo:border-bottom="0.5pt solid #000000"/>
    </style:style>
    <style:style style:name="Table9.B22" style:family="table-cell">
      <style:table-cell-properties fo:padding="0.0382in" fo:border-left="0.5pt solid #000000" fo:border-right="none" fo:border-top="none" fo:border-bottom="0.5pt solid #000000"/>
    </style:style>
    <style:style style:name="Table9.C2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3" style:family="table-cell">
      <style:table-cell-properties fo:padding="0.0382in" fo:border-left="0.5pt solid #000000" fo:border-right="none" fo:border-top="none" fo:border-bottom="0.5pt solid #000000"/>
    </style:style>
    <style:style style:name="Table9.B23" style:family="table-cell">
      <style:table-cell-properties fo:padding="0.0382in" fo:border-left="0.5pt solid #000000" fo:border-right="none" fo:border-top="none" fo:border-bottom="0.5pt solid #000000"/>
    </style:style>
    <style:style style:name="Table9.C2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4" style:family="table-cell">
      <style:table-cell-properties fo:padding="0.0382in" fo:border-left="0.5pt solid #000000" fo:border-right="none" fo:border-top="none" fo:border-bottom="0.5pt solid #000000"/>
    </style:style>
    <style:style style:name="Table9.B24" style:family="table-cell">
      <style:table-cell-properties fo:padding="0.0382in" fo:border-left="0.5pt solid #000000" fo:border-right="none" fo:border-top="none" fo:border-bottom="0.5pt solid #000000"/>
    </style:style>
    <style:style style:name="Table9.C2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5" style:family="table-cell">
      <style:table-cell-properties fo:padding="0.0382in" fo:border-left="0.5pt solid #000000" fo:border-right="none" fo:border-top="none" fo:border-bottom="0.5pt solid #000000"/>
    </style:style>
    <style:style style:name="Table9.B25" style:family="table-cell">
      <style:table-cell-properties fo:padding="0.0382in" fo:border-left="0.5pt solid #000000" fo:border-right="none" fo:border-top="none" fo:border-bottom="0.5pt solid #000000"/>
    </style:style>
    <style:style style:name="Table9.C2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6" style:family="table-cell">
      <style:table-cell-properties fo:padding="0.0382in" fo:border-left="0.5pt solid #000000" fo:border-right="none" fo:border-top="none" fo:border-bottom="0.5pt solid #000000"/>
    </style:style>
    <style:style style:name="Table9.B26" style:family="table-cell">
      <style:table-cell-properties fo:padding="0.0382in" fo:border-left="0.5pt solid #000000" fo:border-right="none" fo:border-top="none" fo:border-bottom="0.5pt solid #000000"/>
    </style:style>
    <style:style style:name="Table9.C2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7" style:family="table-cell">
      <style:table-cell-properties fo:padding="0.0382in" fo:border-left="0.5pt solid #000000" fo:border-right="none" fo:border-top="none" fo:border-bottom="0.5pt solid #000000"/>
    </style:style>
    <style:style style:name="Table9.B27" style:family="table-cell">
      <style:table-cell-properties fo:padding="0.0382in" fo:border-left="0.5pt solid #000000" fo:border-right="none" fo:border-top="none" fo:border-bottom="0.5pt solid #000000"/>
    </style:style>
    <style:style style:name="Table9.C27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in" table:align="margins"/>
    </style:style>
    <style:style style:name="Table6.A" style:family="table-column">
      <style:table-column-properties style:column-width="1.4in" style:rel-column-width="13296*"/>
    </style:style>
    <style:style style:name="Table6.B" style:family="table-column">
      <style:table-column-properties style:column-width="2in" style:rel-column-width="18995*"/>
    </style:style>
    <style:style style:name="Table6.C" style:family="table-column">
      <style:table-column-properties style:column-width="1.5in" style:rel-column-width="14246*"/>
    </style:style>
    <style:style style:name="Table6.D" style:family="table-column">
      <style:table-column-properties style:column-width="2in" style:rel-column-width="18998*"/>
    </style:style>
    <style:style style:name="Table6.1" style:family="table-row">
      <style:table-row-properties fo:background-color="#c8c8c8">
        <style:background-image/>
      </style:table-row-properties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.A3" style:family="table-cell">
      <style:table-cell-properties fo:padding="0.0382in" fo:border-left="0.5pt solid #000000" fo:border-right="none" fo:border-top="none" fo:border-bottom="0.5pt solid #000000"/>
    </style:style>
    <style:style style:name="Table6.B3" style:family="table-cell">
      <style:table-cell-properties fo:padding="0.0382in" fo:border-left="0.5pt solid #000000" fo:border-right="none" fo:border-top="none" fo:border-bottom="0.5pt solid #000000"/>
    </style:style>
    <style:style style:name="Table6.C3" style:family="table-cell">
      <style:table-cell-properties fo:padding="0.0382in" fo:border-left="0.5pt solid #000000" fo:border-right="none" fo:border-top="none" fo:border-bottom="0.5pt solid #000000"/>
    </style:style>
    <style:style style:name="Table6.D3" style:family="table-cell">
      <style:table-cell-properties fo:padding="0.0382in" fo:border-left="0.5pt solid #000000" fo:border-right="0.5pt solid #000000" fo:border-top="none" fo:border-bottom="0.5pt solid #000000"/>
    </style:style>
    <style:style style:name="Table6.A4" style:family="table-cell">
      <style:table-cell-properties fo:padding="0.0382in" fo:border-left="0.5pt solid #000000" fo:border-right="none" fo:border-top="none" fo:border-bottom="0.5pt solid #000000"/>
    </style:style>
    <style:style style:name="Table6.B4" style:family="table-cell">
      <style:table-cell-properties fo:padding="0.0382in" fo:border-left="0.5pt solid #000000" fo:border-right="none" fo:border-top="none" fo:border-bottom="0.5pt solid #000000"/>
    </style:style>
    <style:style style:name="Table6.C4" style:family="table-cell">
      <style:table-cell-properties fo:padding="0.0382in" fo:border-left="0.5pt solid #000000" fo:border-right="none" fo:border-top="none" fo:border-bottom="0.5pt solid #000000"/>
    </style:style>
    <style:style style:name="Table6.D4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in" table:align="margins"/>
    </style:style>
    <style:style style:name="Table7.A" style:family="table-column">
      <style:table-column-properties style:column-width="3.2271in" style:rel-column-width="30650*"/>
    </style:style>
    <style:style style:name="Table7.B" style:family="table-column">
      <style:table-column-properties style:column-width="3.6729in" style:rel-column-width="34885*"/>
    </style:style>
    <style:style style:name="Table7.1" style:family="table-row">
      <style:table-row-properties fo:background-color="#c8c8c8">
        <style:background-image/>
      </style:table-row-properties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in" table:align="margins" fo:background-color="transparent">
        <style:background-image/>
      </style:table-properties>
    </style:style>
    <style:style style:name="Table5.A" style:family="table-column">
      <style:table-column-properties style:column-width="1.2278in" style:rel-column-width="11661*"/>
    </style:style>
    <style:style style:name="Table5.B" style:family="table-column">
      <style:table-column-properties style:column-width="3.9993in" style:rel-column-width="37984*"/>
    </style:style>
    <style:style style:name="Table5.C" style:family="table-column">
      <style:table-column-properties style:column-width="0.9604in" style:rel-column-width="9121*"/>
    </style:style>
    <style:style style:name="Table5.D" style:family="table-column">
      <style:table-column-properties style:column-width="0.7125in" style:rel-column-width="6769*"/>
    </style:style>
    <style:style style:name="Table5.1" style:family="table-row">
      <style:table-row-properties fo:background-color="#c8c8c8">
        <style:background-image/>
      </style:table-row-properties>
    </style:style>
    <style:style style:name="Table5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style:vertical-align="middle" fo:padding="0.0382in" fo:border="0.5pt solid #000000"/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officeooo:rsid="006ffd15" officeooo:paragraph-rsid="006ffd1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 style:font-weight-complex="bold"/>
    </style:style>
    <style:style style:name="P3" style:family="paragraph" style:parent-style-name="Standard">
      <style:text-properties style:use-window-font-color="true" loext:opacity="0%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officeooo:rsid="0072f555" officeooo:paragraph-rsid="0072f555"/>
    </style:style>
    <style:style style:name="P5" style:family="paragraph" style:parent-style-name="_5f_Heading1.1.1" style:list-style-name="">
      <style:text-properties style:use-window-font-color="true" loext:opacity="0%" officeooo:paragraph-rsid="0002ace9"/>
    </style:style>
    <style:style style:name="P6" style:family="paragraph" style:parent-style-name="_5f_Heading1">
      <style:paragraph-properties fo:margin-left="0in" fo:line-height="150%" fo:text-indent="0in" style:auto-text-indent="false">
        <style:tab-stops/>
      </style:paragraph-properties>
      <style:text-properties fo:text-transform="uppercase" style:use-window-font-color="true" loext:opacity="0%" fo:font-size="14pt" fo:font-weight="bold" officeooo:rsid="0002ace9" officeooo:paragraph-rsid="00203274" style:font-size-asian="14pt" style:font-size-complex="14pt"/>
    </style:style>
    <style:style style:name="P7" style:family="paragraph" style:parent-style-name="_5f_Heading1.1">
      <style:text-properties style:use-window-font-color="true" loext:opacity="0%" officeooo:paragraph-rsid="0017aeba"/>
    </style:style>
    <style:style style:name="P8" style:family="paragraph" style:parent-style-name="_5f_Heading1">
      <style:text-properties style:use-window-font-color="true" loext:opacity="0%" officeooo:paragraph-rsid="0002ace9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fo:font-weight="bold" officeooo:rsid="0072f555" officeooo:paragraph-rsid="0072f555" style:font-weight-asian="bold" style:font-weight-complex="bold"/>
    </style:style>
    <style:style style:name="P10" style:family="paragraph" style:parent-style-name="Standard">
      <style:text-properties style:use-window-font-color="true" loext:opacity="0%" officeooo:rsid="0072f555" officeooo:paragraph-rsid="0072f555"/>
    </style:style>
    <style:style style:name="P11" style:family="paragraph" style:parent-style-name="Standard">
      <style:text-properties style:use-window-font-color="true" loext:opacity="0%" officeooo:paragraph-rsid="0072f555"/>
    </style:style>
    <style:style style:name="P12" style:family="paragraph" style:parent-style-name="_5f_Heading1">
      <style:text-properties style:use-window-font-color="true" loext:opacity="0%" officeooo:rsid="0002ace9" officeooo:paragraph-rsid="0002ace9"/>
    </style:style>
    <style:style style:name="P13" style:family="paragraph" style:parent-style-name="_5f_Heading1.1">
      <style:text-properties style:use-window-font-color="true" loext:opacity="0%" officeooo:rsid="0002ace9" officeooo:paragraph-rsid="005af872"/>
    </style:style>
    <style:style style:name="P14" style:family="paragraph" style:parent-style-name="_5f_Heading1.1.1">
      <style:text-properties style:use-window-font-color="true" loext:opacity="0%" officeooo:rsid="00876493" officeooo:paragraph-rsid="00876493"/>
    </style:style>
    <style:style style:name="P15" style:family="paragraph" style:parent-style-name="Standard" style:list-style-name="L1">
      <style:text-properties officeooo:paragraph-rsid="00741bfa"/>
    </style:style>
    <style:style style:name="P16" style:family="paragraph" style:parent-style-name="Standard" style:list-style-name="L1">
      <style:text-properties officeooo:paragraph-rsid="00830a82"/>
    </style:style>
    <style:style style:name="P17" style:family="paragraph" style:parent-style-name="Standard" style:list-style-name="L1">
      <style:text-properties officeooo:paragraph-rsid="0083b91b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officeooo:rsid="0086ff7d" officeooo:paragraph-rsid="0086ff7d"/>
    </style:style>
    <style:style style:name="P19" style:family="paragraph" style:parent-style-name="Standard">
      <style:paragraph-properties fo:text-align="center" style:justify-single-word="false"/>
      <style:text-properties style:use-window-font-color="true" loext:opacity="0%" officeooo:rsid="007417c2" officeooo:paragraph-rsid="007417c2"/>
    </style:style>
    <style:style style:name="P20" style:family="paragraph" style:parent-style-name="_5f_Heading1.1.1">
      <style:text-properties style:use-window-font-color="true" loext:opacity="0%"/>
    </style:style>
    <style:style style:name="P21" style:family="paragraph" style:parent-style-name="Standard">
      <style:text-properties style:use-window-font-color="true" loext:opacity="0%" officeooo:paragraph-rsid="00876493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/>
    </style:style>
    <style:style style:name="P23" style:family="paragraph" style:parent-style-name="Standard">
      <style:paragraph-properties fo:text-align="center" style:justify-single-word="false"/>
      <style:text-properties style:use-window-font-color="true" loext:opacity="0%" fo:font-weight="bold" officeooo:paragraph-rsid="006a0926" style:font-weight-asian="bold" style:font-weight-complex="bold"/>
    </style:style>
    <style:style style:name="P24" style:family="paragraph" style:parent-style-name="_5f_Heading1.1.1">
      <style:text-properties style:use-window-font-color="true" loext:opacity="0%" officeooo:paragraph-rsid="006a0926"/>
    </style:style>
    <style:style style:name="P25" style:family="paragraph" style:parent-style-name="Standard">
      <style:text-properties style:use-window-font-color="true" loext:opacity="0%" officeooo:paragraph-rsid="008ac004"/>
    </style:style>
    <style:style style:name="P26" style:family="paragraph" style:parent-style-name="Standard">
      <style:text-properties style:use-window-font-color="true" loext:opacity="0%" officeooo:paragraph-rsid="006a0926"/>
    </style:style>
    <style:style style:name="P27" style:family="paragraph" style:parent-style-name="Standard">
      <style:text-properties style:use-window-font-color="true" loext:opacity="0%" officeooo:rsid="008ac004" officeooo:paragraph-rsid="008ac004"/>
    </style:style>
    <style:style style:name="P28" style:family="paragraph" style:parent-style-name="Standard" style:list-style-name="L2">
      <style:text-properties style:use-window-font-color="true" loext:opacity="0%" officeooo:rsid="008ac004" officeooo:paragraph-rsid="008ac004"/>
    </style:style>
    <style:style style:name="P29" style:family="paragraph" style:parent-style-name="Standard">
      <style:text-properties style:use-window-font-color="true" loext:opacity="0%" officeooo:rsid="009226f7" officeooo:paragraph-rsid="009226f7"/>
    </style:style>
    <style:style style:name="P30" style:family="paragraph" style:parent-style-name="Standard">
      <style:text-properties style:use-window-font-color="true" loext:opacity="0%" officeooo:rsid="00955f0d" officeooo:paragraph-rsid="00955f0d"/>
    </style:style>
    <style:style style:name="P31" style:family="paragraph" style:parent-style-name="Text_20_body">
      <style:text-properties fo:color="#000000" loext:opacity="100%" officeooo:rsid="009958de" officeooo:paragraph-rsid="009958de"/>
    </style:style>
    <style:style style:name="P32" style:family="paragraph" style:parent-style-name="Text_20_body">
      <style:text-properties fo:color="#000000" loext:opacity="100%" officeooo:paragraph-rsid="006a0926"/>
    </style:style>
    <style:style style:name="P33" style:family="paragraph" style:parent-style-name="Text_20_body">
      <style:text-properties fo:color="#000000" loext:opacity="100%" officeooo:rsid="00920acd" officeooo:paragraph-rsid="00920acd"/>
    </style:style>
    <style:style style:name="P34" style:family="paragraph" style:parent-style-name="Standard">
      <style:text-properties style:use-window-font-color="true" loext:opacity="0%" officeooo:rsid="006c5b97" officeooo:paragraph-rsid="006a0926"/>
    </style:style>
    <style:style style:name="P35" style:family="paragraph" style:parent-style-name="_5f_Heading1">
      <style:text-properties style:use-window-font-color="true" loext:opacity="0%" officeooo:rsid="000c35bf" officeooo:paragraph-rsid="000c35bf"/>
    </style:style>
    <style:style style:name="P36" style:family="paragraph" style:parent-style-name="_5f_Heading1.1">
      <style:text-properties style:use-window-font-color="true" loext:opacity="0%"/>
    </style:style>
    <style:style style:name="P37" style:family="paragraph" style:parent-style-name="_5f_Heading1.1.1">
      <style:text-properties style:use-window-font-color="true" loext:opacity="0%" officeooo:rsid="007adff6" officeooo:paragraph-rsid="007adff6"/>
    </style:style>
    <style:style style:name="P38" style:family="paragraph" style:parent-style-name="_5f_Heading1.1">
      <style:text-properties style:use-window-font-color="true" loext:opacity="0%" officeooo:rsid="007adff6" officeooo:paragraph-rsid="007adff6"/>
    </style:style>
    <style:style style:name="P39" style:family="paragraph" style:parent-style-name="_5f_Heading1.1.1.1">
      <style:text-properties style:use-window-font-color="true" loext:opacity="0%" officeooo:rsid="007adff6" officeooo:paragraph-rsid="007adff6"/>
    </style:style>
    <style:style style:name="P40" style:family="paragraph" style:parent-style-name="_5f_Heading1.1.1.1">
      <style:text-properties officeooo:paragraph-rsid="007cae7f"/>
    </style:style>
    <style:style style:name="P41" style:family="paragraph" style:parent-style-name="_5f_Heading1.1.1">
      <style:text-properties style:use-window-font-color="true" loext:opacity="0%" officeooo:paragraph-rsid="0022857f"/>
    </style:style>
    <style:style style:name="P42" style:family="paragraph" style:parent-style-name="_5f_Heading1">
      <style:text-properties style:use-window-font-color="true" loext:opacity="0%" officeooo:rsid="007b17c3" officeooo:paragraph-rsid="007b17c3"/>
    </style:style>
    <style:style style:name="P43" style:family="paragraph" style:parent-style-name="_5f_Heading1.1">
      <style:text-properties style:use-window-font-color="true" loext:opacity="0%" officeooo:rsid="008255a8" officeooo:paragraph-rsid="008255a8"/>
    </style:style>
    <style:style style:name="P44" style:family="paragraph" style:parent-style-name="_5f_Heading1.1">
      <style:text-properties style:use-window-font-color="true" loext:opacity="0%" officeooo:rsid="0081c44b" officeooo:paragraph-rsid="0081c44b"/>
    </style:style>
    <style:style style:name="P45" style:family="paragraph" style:parent-style-name="_5f_Heading1.1">
      <style:text-properties style:use-window-font-color="true" loext:opacity="0%" officeooo:rsid="007b17c3" officeooo:paragraph-rsid="007b17c3"/>
    </style:style>
    <style:style style:name="P46" style:family="paragraph" style:parent-style-name="_5f_Heading1">
      <style:text-properties style:use-window-font-color="true" loext:opacity="0%" officeooo:rsid="000bcf32" officeooo:paragraph-rsid="000bcf32"/>
    </style:style>
    <style:style style:name="P47" style:family="paragraph" style:parent-style-name="_5f_Heading1.1">
      <style:text-properties style:use-window-font-color="true" loext:opacity="0%" officeooo:rsid="009b7bf2" officeooo:paragraph-rsid="009b7bf2"/>
    </style:style>
    <style:style style:name="P48" style:family="paragraph" style:parent-style-name="_5f_Heading1.1.1">
      <style:text-properties style:use-window-font-color="true" loext:opacity="0%" officeooo:rsid="009b7bf2" officeooo:paragraph-rsid="009b7bf2"/>
    </style:style>
    <style:style style:name="P49" style:family="paragraph" style:parent-style-name="_5f_Heading1.1.1">
      <style:text-properties style:use-window-font-color="true" loext:opacity="0%" officeooo:rsid="00a66a09" officeooo:paragraph-rsid="00a66a09"/>
    </style:style>
    <style:style style:name="P50" style:family="paragraph" style:parent-style-name="Standard">
      <style:paragraph-properties fo:text-align="center" style:justify-single-word="false"/>
      <style:text-properties fo:font-weight="bold" officeooo:rsid="00a47cfd" officeooo:paragraph-rsid="00a47cfd" style:font-weight-asian="bold" style:font-weight-complex="bold"/>
    </style:style>
    <style:style style:name="P51" style:family="paragraph" style:parent-style-name="Standard">
      <style:text-properties officeooo:rsid="009da010" officeooo:paragraph-rsid="009da010"/>
    </style:style>
    <style:style style:name="P52" style:family="paragraph" style:parent-style-name="Standard">
      <style:text-properties officeooo:rsid="009e32bb" officeooo:paragraph-rsid="009e32bb"/>
    </style:style>
    <style:style style:name="P53" style:family="paragraph" style:parent-style-name="Standard">
      <style:text-properties officeooo:rsid="00a66a09" officeooo:paragraph-rsid="00a66a09"/>
    </style:style>
    <style:style style:name="P54" style:family="paragraph" style:parent-style-name="Standard">
      <style:text-properties officeooo:rsid="009f775b" officeooo:paragraph-rsid="009f775b"/>
    </style:style>
    <style:style style:name="P55" style:family="paragraph" style:parent-style-name="Standard">
      <style:text-properties officeooo:rsid="00a10ce0" officeooo:paragraph-rsid="00a10ce0"/>
    </style:style>
    <style:style style:name="P56" style:family="paragraph" style:parent-style-name="_5f_Heading1.1.1">
      <style:text-properties officeooo:rsid="00ae16c3" officeooo:paragraph-rsid="00ae16c3"/>
    </style:style>
    <style:style style:name="P57" style:family="paragraph" style:parent-style-name="_5f_Heading1.1.1.1">
      <style:text-properties officeooo:rsid="00ae16c3" officeooo:paragraph-rsid="00ae16c3"/>
    </style:style>
    <style:style style:name="P58" style:family="paragraph" style:parent-style-name="_5f_Heading1.1">
      <style:text-properties officeooo:rsid="00af7e03" officeooo:paragraph-rsid="00af7e03"/>
    </style:style>
    <style:style style:name="P59" style:family="paragraph" style:parent-style-name="_5f_Heading1.1">
      <style:text-properties officeooo:rsid="00b5c362" officeooo:paragraph-rsid="00b5c362"/>
    </style:style>
    <style:style style:name="P60" style:family="paragraph" style:parent-style-name="_5f_Heading1.1.1">
      <style:text-properties officeooo:paragraph-rsid="00b5c362"/>
    </style:style>
    <style:style style:name="P61" style:family="paragraph" style:parent-style-name="_5f_Heading1.1.1.1">
      <style:text-properties officeooo:rsid="00b5c362" officeooo:paragraph-rsid="00b5c362"/>
    </style:style>
    <style:style style:name="P62" style:family="paragraph" style:parent-style-name="Standard">
      <style:paragraph-properties fo:margin-left="1.4772in" fo:text-indent="0in" style:auto-text-indent="false"/>
      <style:text-properties style:font-name="Cascadia Mono" fo:font-size="11pt" style:font-size-asian="11pt" style:font-size-complex="11pt"/>
    </style:style>
    <style:style style:name="P63" style:family="paragraph" style:parent-style-name="Standard">
      <style:paragraph-properties fo:margin-left="1.9693in" fo:text-indent="0in" style:auto-text-indent="false"/>
      <style:text-properties style:font-name="Cascadia Mono" fo:font-size="11pt" style:font-size-asian="11pt" style:font-size-complex="11pt"/>
    </style:style>
    <style:style style:name="P64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b78436" style:font-size-asian="11pt" style:font-size-complex="11pt"/>
    </style:style>
    <style:style style:name="P65" style:family="paragraph" style:parent-style-name="Standard">
      <style:paragraph-properties fo:margin-left="1.9693in" fo:text-indent="0in" style:auto-text-indent="false"/>
      <style:text-properties style:font-name="Cascadia Mono"/>
    </style:style>
    <style:style style:name="P66" style:family="paragraph" style:parent-style-name="_5f_Heading1.1.1.1">
      <style:text-properties officeooo:rsid="00b78436" officeooo:paragraph-rsid="00b78436"/>
    </style:style>
    <style:style style:name="P67" style:family="paragraph" style:parent-style-name="_5f_Heading1.1.1.1">
      <style:text-properties officeooo:rsid="00b83728" officeooo:paragraph-rsid="00b83728"/>
    </style:style>
    <style:style style:name="P68" style:family="paragraph" style:parent-style-name="_5f_Headng1.1.1.1.1">
      <style:text-properties officeooo:paragraph-rsid="00b83728"/>
    </style:style>
    <style:style style:name="P69" style:family="paragraph" style:parent-style-name="_5f_Heading1.1.1.1">
      <style:text-properties fo:font-weight="normal" officeooo:rsid="00d327b5" officeooo:paragraph-rsid="00d327b5" style:font-weight-asian="normal" style:font-weight-complex="normal"/>
    </style:style>
    <style:style style:name="P70" style:family="paragraph" style:parent-style-name="Standard">
      <style:paragraph-properties fo:margin-left="1.4772in" fo:text-indent="0in" style:auto-text-indent="false"/>
      <style:text-properties style:font-name="Cascadia Mono"/>
    </style:style>
    <style:style style:name="P71" style:family="paragraph" style:parent-style-name="Standard">
      <style:paragraph-properties fo:margin-left="1.4772in" fo:text-indent="0in" style:auto-text-indent="false"/>
      <style:text-properties style:font-name="Cascadia Mono" officeooo:paragraph-rsid="00d327b5"/>
    </style:style>
    <style:style style:name="P72" style:family="paragraph" style:parent-style-name="_5f_Heading1.1.1.1">
      <style:text-properties officeooo:paragraph-rsid="00bf81c3"/>
    </style:style>
    <style:style style:name="P73" style:family="paragraph" style:parent-style-name="_5f_Headng1.1.1.1.1">
      <style:text-properties officeooo:rsid="00b83728" officeooo:paragraph-rsid="00bf81c3"/>
    </style:style>
    <style:style style:name="P74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bf81c3" style:font-size-asian="11pt" style:font-size-complex="11pt"/>
    </style:style>
    <style:style style:name="P75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d51709" style:font-size-asian="11pt" style:font-size-complex="11pt"/>
    </style:style>
    <style:style style:name="P76" style:family="paragraph" style:parent-style-name="_5f_Heading1.1.1.1">
      <style:text-properties officeooo:rsid="00c2a096" officeooo:paragraph-rsid="00c2a096"/>
    </style:style>
    <style:style style:name="P77" style:family="paragraph" style:parent-style-name="_5f_Headng1.1.1.1.1">
      <style:text-properties officeooo:rsid="00c63a63" officeooo:paragraph-rsid="00c63a63"/>
    </style:style>
    <style:style style:name="P78" style:family="paragraph" style:parent-style-name="Text_20_body">
      <style:paragraph-properties fo:margin-left="1.9693in" fo:text-align="justify" style:justify-single-word="false" fo:text-indent="0in" style:auto-text-indent="false"/>
      <style:text-properties officeooo:paragraph-rsid="00e4c0b8"/>
    </style:style>
    <style:style style:name="P79" style:family="paragraph" style:parent-style-name="_5f_Heading1.1.1.1">
      <style:text-properties officeooo:rsid="00e13c25" officeooo:paragraph-rsid="00e1a434"/>
    </style:style>
    <style:style style:name="P80" style:family="paragraph" style:parent-style-name="_5f_Heading1.1.1.1">
      <style:text-properties officeooo:rsid="00e1a434" officeooo:paragraph-rsid="00e1a434"/>
    </style:style>
    <style:style style:name="P81" style:family="paragraph" style:parent-style-name="Standard">
      <style:paragraph-properties fo:margin-left="1.9693in" fo:text-indent="0in" style:auto-text-indent="false"/>
    </style:style>
    <style:style style:name="P82" style:family="paragraph" style:parent-style-name="_5f_Heading1.1.1.1">
      <style:text-properties officeooo:rsid="00ce992e" officeooo:paragraph-rsid="00ce992e"/>
    </style:style>
    <style:style style:name="P83" style:family="paragraph" style:parent-style-name="_5f_Heading1.1.1.1">
      <style:paragraph-properties>
        <style:tab-stops/>
      </style:paragraph-properties>
      <style:text-properties officeooo:rsid="00d6c19f" officeooo:paragraph-rsid="00d6c19f"/>
    </style:style>
    <style:style style:name="P84" style:family="paragraph" style:parent-style-name="_5f_Heading1.1.1.1">
      <style:paragraph-properties>
        <style:tab-stops/>
      </style:paragraph-properties>
      <style:text-properties officeooo:rsid="00dbf18b" officeooo:paragraph-rsid="00dbf18b"/>
    </style:style>
    <style:style style:name="P85" style:family="paragraph" style:parent-style-name="_5f_Heading1.1.1.1">
      <style:paragraph-properties>
        <style:tab-stops/>
      </style:paragraph-properties>
      <style:text-properties officeooo:rsid="00da7e7b" officeooo:paragraph-rsid="00da7e7b"/>
    </style:style>
    <style:style style:name="P86" style:family="paragraph" style:parent-style-name="_5f_Heading1.1.1.1">
      <style:paragraph-properties>
        <style:tab-stops/>
      </style:paragraph-properties>
      <style:text-properties officeooo:rsid="00e43192" officeooo:paragraph-rsid="00e43192"/>
    </style:style>
    <style:style style:name="P87" style:family="paragraph" style:parent-style-name="_5f_Heading1.1.1.1">
      <style:paragraph-properties>
        <style:tab-stops/>
      </style:paragraph-properties>
      <style:text-properties officeooo:rsid="00e488c2" officeooo:paragraph-rsid="00e488c2"/>
    </style:style>
    <style:style style:name="P88" style:family="paragraph" style:parent-style-name="_5f_Headng1.1.1.1.1">
      <style:paragraph-properties>
        <style:tab-stops/>
      </style:paragraph-properties>
      <style:text-properties officeooo:rsid="00e488c2" officeooo:paragraph-rsid="00e488c2"/>
    </style:style>
    <style:style style:name="P89" style:family="paragraph" style:parent-style-name="_5f_Heading1">
      <style:text-properties style:use-window-font-color="true" loext:opacity="0%" officeooo:rsid="0028726a" officeooo:paragraph-rsid="006945ca"/>
    </style:style>
    <style:style style:name="P90" style:family="paragraph" style:parent-style-name="_5f_Heading1.1">
      <style:text-properties style:use-window-font-color="true" loext:opacity="0%" officeooo:rsid="0028726a" officeooo:paragraph-rsid="006945ca"/>
    </style:style>
    <style:style style:name="P91" style:family="paragraph" style:parent-style-name="_5f_Heading1">
      <style:paragraph-properties fo:break-before="page"/>
      <style:text-properties style:use-window-font-color="true" loext:opacity="0%" officeooo:rsid="005a3ff3" officeooo:paragraph-rsid="005af872"/>
    </style:style>
    <style:style style:name="P92" style:family="paragraph" style:parent-style-name="_5f_Heading1.1">
      <style:text-properties style:use-window-font-color="true" loext:opacity="0%" officeooo:rsid="005bffdc" officeooo:paragraph-rsid="005bffdc"/>
    </style:style>
    <style:style style:name="P93" style:family="paragraph" style:parent-style-name="_5f_Heading1">
      <style:paragraph-properties fo:break-before="page"/>
      <style:text-properties style:use-window-font-color="true" loext:opacity="0%" officeooo:paragraph-rsid="005af872"/>
    </style:style>
    <style:style style:name="P94" style:family="paragraph" style:parent-style-name="Standard">
      <style:paragraph-properties fo:text-align="center" style:justify-single-word="false"/>
      <style:text-properties style:use-window-font-color="true" loext:opacity="0%" fo:font-weight="bold" officeooo:rsid="005bffdc" officeooo:paragraph-rsid="005bffdc" style:font-weight-asian="bold" style:font-weight-complex="bold"/>
    </style:style>
    <style:style style:name="P95" style:family="paragraph" style:parent-style-name="Standard">
      <style:text-properties style:use-window-font-color="true" loext:opacity="0%" officeooo:rsid="007e5e4b" officeooo:paragraph-rsid="007e5e4b"/>
    </style:style>
    <style:style style:name="P96" style:family="paragraph" style:parent-style-name="_5f_Heading1">
      <style:paragraph-properties fo:break-before="page"/>
      <style:text-properties style:use-window-font-color="true" loext:opacity="0%" officeooo:rsid="006c5b97" officeooo:paragraph-rsid="006c5b97"/>
    </style:style>
    <style:style style:name="P97" style:family="paragraph" style:parent-style-name="_5f_Heading1.1">
      <style:text-properties style:use-window-font-color="true" loext:opacity="0%" officeooo:rsid="006c5b97" officeooo:paragraph-rsid="006c5b97"/>
    </style:style>
    <style:style style:name="P98" style:family="paragraph" style:parent-style-name="_5f_Heading1.1.1">
      <style:text-properties style:use-window-font-color="true" loext:opacity="0%" officeooo:rsid="006c5b97" officeooo:paragraph-rsid="006c5b97"/>
    </style:style>
    <style:style style:name="P99" style:family="paragraph" style:parent-style-name="_5f_Heading1">
      <style:paragraph-properties fo:break-before="page"/>
      <style:text-properties style:use-window-font-color="true" loext:opacity="0%" officeooo:paragraph-rsid="005e2abe"/>
    </style:style>
    <style:style style:name="P100" style:family="paragraph" style:parent-style-name="_5f_Heading1.1">
      <style:text-properties style:use-window-font-color="true" loext:opacity="0%" officeooo:rsid="0033b5bc" officeooo:paragraph-rsid="005e2abe"/>
    </style:style>
    <style:style style:name="P101" style:family="paragraph" style:parent-style-name="_5f_Heading1.1.1">
      <style:text-properties style:use-window-font-color="true" loext:opacity="0%" officeooo:rsid="005e2abe" officeooo:paragraph-rsid="005e2abe"/>
    </style:style>
    <style:style style:name="P102" style:family="paragraph" style:parent-style-name="_5f_Heading1.1.1.1">
      <style:text-properties style:use-window-font-color="true" loext:opacity="0%" officeooo:rsid="005e2abe" officeooo:paragraph-rsid="005e2abe"/>
    </style:style>
    <style:style style:name="P103" style:family="paragraph" style:parent-style-name="_5f_Heading1.1.1">
      <style:text-properties style:use-window-font-color="true" loext:opacity="0%" officeooo:rsid="0033b5bc" officeooo:paragraph-rsid="005e2abe"/>
    </style:style>
    <style:style style:name="P104" style:family="paragraph" style:parent-style-name="Standard">
      <style:paragraph-properties fo:text-align="center" style:justify-single-word="false"/>
      <style:text-properties style:use-window-font-color="true" loext:opacity="0%" fo:font-weight="bold" officeooo:rsid="0065954b" officeooo:paragraph-rsid="0065954b" style:font-weight-asian="bold" style:font-weight-complex="bold"/>
    </style:style>
    <style:style style:name="P105" style:family="paragraph" style:parent-style-name="_5f_Heading1.1">
      <style:text-properties style:use-window-font-color="true" loext:opacity="0%" officeooo:rsid="0043ff35" officeooo:paragraph-rsid="005e2abe"/>
    </style:style>
    <style:style style:name="P106" style:family="paragraph" style:parent-style-name="_5f_Heading1.1">
      <style:text-properties style:use-window-font-color="true" loext:opacity="0%" officeooo:rsid="00429a5c" officeooo:paragraph-rsid="005e2abe"/>
    </style:style>
    <style:style style:name="P107" style:family="paragraph" style:parent-style-name="_5f_HeadingApdx">
      <style:text-properties style:use-window-font-color="true" loext:opacity="0%" officeooo:paragraph-rsid="005964e9"/>
    </style:style>
    <style:style style:name="P108" style:family="paragraph" style:parent-style-name="Standard">
      <style:paragraph-properties fo:break-before="page"/>
      <style:text-properties style:use-window-font-color="true" loext:opacity="0%"/>
    </style:style>
    <style:style style:name="P109" style:family="paragraph" style:parent-style-name="_5f_Heading1" style:master-page-name="Landscape">
      <style:paragraph-properties style:page-number="auto"/>
      <style:text-properties style:use-window-font-color="true" loext:opacity="0%" officeooo:rsid="007053dd" officeooo:paragraph-rsid="007053dd"/>
    </style:style>
    <style:style style:name="T1" style:family="text">
      <style:text-properties officeooo:rsid="007053dd"/>
    </style:style>
    <style:style style:name="T2" style:family="text">
      <style:text-properties officeooo:rsid="004d09d8"/>
    </style:style>
    <style:style style:name="T3" style:family="text">
      <style:text-properties officeooo:rsid="00aae075"/>
    </style:style>
    <style:style style:name="T4" style:family="text">
      <style:text-properties officeooo:rsid="0072f555"/>
    </style:style>
    <style:style style:name="T5" style:family="text">
      <style:text-properties officeooo:rsid="00880efa"/>
    </style:style>
    <style:style style:name="T6" style:family="text">
      <style:text-properties officeooo:rsid="001e41fe"/>
    </style:style>
    <style:style style:name="T7" style:family="text">
      <style:text-properties officeooo:rsid="00044578"/>
    </style:style>
    <style:style style:name="T8" style:family="text">
      <style:text-properties style:use-window-font-color="true" loext:opacity="0%" fo:font-weight="normal" officeooo:rsid="00741bfa" style:font-weight-asian="normal" style:font-weight-complex="normal"/>
    </style:style>
    <style:style style:name="T9" style:family="text">
      <style:text-properties style:use-window-font-color="true" loext:opacity="0%" fo:font-weight="normal" style:font-weight-asian="normal" style:font-weight-complex="normal"/>
    </style:style>
    <style:style style:name="T10" style:family="text">
      <style:text-properties style:use-window-font-color="true" loext:opacity="0%" fo:font-weight="normal" officeooo:rsid="00856159" style:font-weight-asian="normal" style:font-weight-complex="normal"/>
    </style:style>
    <style:style style:name="T11" style:family="text">
      <style:text-properties style:use-window-font-color="true" loext:opacity="0%" fo:font-weight="normal" officeooo:rsid="00880efa" style:font-weight-asian="normal" style:font-weight-complex="normal"/>
    </style:style>
    <style:style style:name="T12" style:family="text">
      <style:text-properties style:use-window-font-color="true" loext:opacity="0%" fo:font-weight="normal" officeooo:rsid="00830a82" style:font-weight-asian="normal" style:font-weight-complex="normal"/>
    </style:style>
    <style:style style:name="T13" style:family="text">
      <style:text-properties style:use-window-font-color="true" loext:opacity="0%" fo:font-weight="normal" officeooo:rsid="0083b91b" style:font-weight-asian="normal" style:font-weight-complex="normal"/>
    </style:style>
    <style:style style:name="T14" style:family="text">
      <style:text-properties officeooo:rsid="00876493"/>
    </style:style>
    <style:style style:name="T15" style:family="text">
      <style:text-properties officeooo:rsid="007417c2"/>
    </style:style>
    <style:style style:name="T16" style:family="text">
      <style:text-properties officeooo:rsid="0022857f"/>
    </style:style>
    <style:style style:name="T17" style:family="text">
      <style:text-properties officeooo:rsid="008e2c76"/>
    </style:style>
    <style:style style:name="T18" style:family="text">
      <style:text-properties officeooo:rsid="0089d54f"/>
    </style:style>
    <style:style style:name="T19" style:family="text">
      <style:text-properties officeooo:rsid="008ac004"/>
    </style:style>
    <style:style style:name="T20" style:family="text">
      <style:text-properties officeooo:rsid="006a0926"/>
    </style:style>
    <style:style style:name="T21" style:family="text">
      <style:text-properties officeooo:rsid="008bd74e"/>
    </style:style>
    <style:style style:name="T22" style:family="text">
      <style:text-properties officeooo:rsid="00920acd"/>
    </style:style>
    <style:style style:name="T23" style:family="text">
      <style:text-properties officeooo:rsid="009226f7"/>
    </style:style>
    <style:style style:name="T24" style:family="text">
      <style:text-properties officeooo:rsid="00959573"/>
    </style:style>
    <style:style style:name="T25" style:family="text">
      <style:text-properties officeooo:rsid="0093dad2"/>
    </style:style>
    <style:style style:name="T26" style:family="text">
      <style:text-properties officeooo:rsid="00955f0d"/>
    </style:style>
    <style:style style:name="T27" style:family="text">
      <style:text-properties officeooo:rsid="007adff6"/>
    </style:style>
    <style:style style:name="T28" style:family="text">
      <style:text-properties style:use-window-font-color="true" loext:opacity="0%" officeooo:rsid="007cae7f"/>
    </style:style>
    <style:style style:name="T29" style:family="text">
      <style:text-properties style:use-window-font-color="true" loext:opacity="0%" style:font-name="Liberation Serif" officeooo:rsid="007dccac"/>
    </style:style>
    <style:style style:name="T30" style:family="text">
      <style:text-properties officeooo:rsid="000bcf32"/>
    </style:style>
    <style:style style:name="T31" style:family="text">
      <style:text-properties officeooo:rsid="00327d5c"/>
    </style:style>
    <style:style style:name="T32" style:family="text">
      <style:text-properties officeooo:rsid="00265a99"/>
    </style:style>
    <style:style style:name="T33" style:family="text">
      <style:text-properties officeooo:rsid="00acde7b"/>
    </style:style>
    <style:style style:name="T34" style:family="text">
      <style:text-properties style:use-window-font-color="true" loext:opacity="0%" officeooo:rsid="009b7bf2"/>
    </style:style>
    <style:style style:name="T35" style:family="text">
      <style:text-properties style:use-window-font-color="true" loext:opacity="0%" officeooo:rsid="009ba8fa"/>
    </style:style>
    <style:style style:name="T36" style:family="text">
      <style:text-properties officeooo:rsid="009da010"/>
    </style:style>
    <style:style style:name="T37" style:family="text">
      <style:text-properties officeooo:rsid="009e32bb"/>
    </style:style>
    <style:style style:name="T38" style:family="text">
      <style:text-properties officeooo:rsid="00a47cfd"/>
    </style:style>
    <style:style style:name="T39" style:family="text">
      <style:text-properties officeooo:rsid="00a66a09"/>
    </style:style>
    <style:style style:name="T40" style:family="text">
      <style:text-properties officeooo:rsid="00b5c362"/>
    </style:style>
    <style:style style:name="T41" style:family="text">
      <style:text-properties officeooo:rsid="00c0a56e"/>
    </style:style>
    <style:style style:name="T42" style:family="text">
      <style:text-properties officeooo:rsid="00b83728"/>
    </style:style>
    <style:style style:name="T43" style:family="text">
      <style:text-properties officeooo:rsid="00ca2cbc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0d327b5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d327b5" style:font-style-asian="italic" style:font-style-complex="italic"/>
    </style:style>
    <style:style style:name="T48" style:family="text">
      <style:text-properties officeooo:rsid="00bb0c0e"/>
    </style:style>
    <style:style style:name="T49" style:family="text">
      <style:text-properties officeooo:rsid="00bc5369"/>
    </style:style>
    <style:style style:name="T50" style:family="text">
      <style:text-properties officeooo:rsid="00bf81c3"/>
    </style:style>
    <style:style style:name="T51" style:family="text">
      <style:text-properties officeooo:rsid="00caee0a"/>
    </style:style>
    <style:style style:name="T52" style:family="text">
      <style:text-properties fo:font-style="italic" officeooo:rsid="00cc9b03" style:font-style-asian="italic" style:font-style-complex="italic"/>
    </style:style>
    <style:style style:name="T53" style:family="text">
      <style:text-properties fo:font-style="italic" officeooo:rsid="00bf81c3" style:font-style-asian="italic" style:font-style-complex="italic"/>
    </style:style>
    <style:style style:name="T54" style:family="text">
      <style:text-properties style:font-name="Cascadia Mono"/>
    </style:style>
    <style:style style:name="T55" style:family="text">
      <style:text-properties style:font-name="Cascadia Mono" officeooo:rsid="00e557f3"/>
    </style:style>
    <style:style style:name="T56" style:family="text">
      <style:text-properties officeooo:rsid="00e13ec7"/>
    </style:style>
    <style:style style:name="T57" style:family="text">
      <style:text-properties officeooo:rsid="00e3c01a"/>
    </style:style>
    <style:style style:name="T58" style:family="text">
      <style:text-properties officeooo:rsid="00ebda63"/>
    </style:style>
    <style:style style:name="T59" style:family="text">
      <style:text-properties officeooo:rsid="00c7c2ef"/>
    </style:style>
    <style:style style:name="T60" style:family="text">
      <style:text-properties style:font-name="Cascadia Mono" officeooo:rsid="00c2a096"/>
    </style:style>
    <style:style style:name="T61" style:family="text">
      <style:text-properties officeooo:rsid="00d78b53"/>
    </style:style>
    <style:style style:name="T62" style:family="text">
      <style:text-properties officeooo:rsid="00e6d06c"/>
    </style:style>
    <style:style style:name="T63" style:family="text">
      <style:text-properties officeooo:rsid="006945ca"/>
    </style:style>
    <style:style style:name="T64" style:family="text">
      <style:text-properties officeooo:rsid="0002ace9"/>
    </style:style>
    <style:style style:name="T65" style:family="text">
      <style:text-properties officeooo:rsid="005af872"/>
    </style:style>
    <style:style style:name="T66" style:family="text">
      <style:text-properties officeooo:rsid="005a3ff3"/>
    </style:style>
    <style:style style:name="T67" style:family="text">
      <style:text-properties officeooo:rsid="005bffdc"/>
    </style:style>
    <style:style style:name="T68" style:family="text">
      <style:text-properties officeooo:rsid="005e2abe"/>
    </style:style>
    <style:style style:name="T69" style:family="text">
      <style:text-properties officeooo:rsid="000ab062"/>
    </style:style>
    <style:style style:name="T70" style:family="text">
      <style:text-properties officeooo:rsid="005fc820"/>
    </style:style>
    <style:style style:name="T71" style:family="text">
      <style:text-properties officeooo:rsid="0065954b"/>
    </style:style>
    <style:style style:name="T72" style:family="text">
      <style:text-properties officeooo:rsid="006c5b97"/>
    </style:style>
    <style:style style:name="T73" style:family="text">
      <style:text-properties officeooo:rsid="003bf121"/>
    </style:style>
    <style:style style:name="T74" style:family="text">
      <style:text-properties officeooo:rsid="00429a5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DocRev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1">H<text:span text:style-name="T1">istory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">Author</text:p>
          </table:table-cell>
          <table:table-cell table:style-name="Table2.A2" office:value-type="string">
            <text:p text:style-name="P2">Rev</text:p>
          </table:table-cell>
          <table:table-cell table:style-name="Table2.C2" office:value-type="string">
            <text:p text:style-name="P2"><text:span text:style-name="T2">Date / </text:span>Remark</text:p>
          </table:table-cell>
        </table:table-row>
        <table:table-row table:style-name="Table2.3">
          <table:table-cell table:style-name="Table2.A3" office:value-type="string">
            <text:p text:style-name="P3">S. Kabir</text:p>
          </table:table-cell>
          <table:table-cell table:style-name="Table2.B3" office:value-type="string">
            <text:p text:style-name="P4">01</text:p>
          </table:table-cell>
          <table:table-cell table:style-name="Table2.C3" office:value-type="string">
            <text:p text:style-name="P3"><text:date style:data-style-name="N37" text:date-value="2025-03-08T06:05:20.053399424" text:fixed="true">03/08/25</text:date><text:s/><text:tab/>&lt;Initial release&gt;<text:span text:style-name="T3">d</text:span></text:p>
          </table:table-cell>
        </table:table-row>
      </table:table>
      <text:p text:style-name="P3"/>
      <text:h text:style-name="P5" text:outline-level="3"/>
      <text:h text:style-name="P6" text:outline-level="1">Purpose</text:h>
      <text:h text:style-name="P7" text:outline-level="2" text:is-list-header="true">This document serves as a technical reference for the home server setup running Proxmox 7.x<text:span text:style-name="T4">+</text:span> <text:tab/>The server functions as a private cloud, file server, and virtualization host without internet <text:tab/>dependency.</text:h>
      <text:h text:style-name="P8" text:outline-level="1">SCOPE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9">Tool #</text:p>
          </table:table-cell>
          <table:table-cell table:style-name="Table8.B1" office:value-type="string">
            <text:p text:style-name="P9">Description</text:p>
          </table:table-cell>
        </table:table-row>
        <table:table-row table:style-name="Table8.2">
          <table:table-cell table:style-name="Table8.A2" office:value-type="string">
            <text:p text:style-name="P4">T201</text:p>
          </table:table-cell>
          <table:table-cell table:style-name="Table8.B2" office:value-type="string">
            <text:p text:style-name="P10"><text:span text:style-name="T5">Private data </text:span>server.</text:p>
          </table:table-cell>
        </table:table-row>
      </table:table>
      <text:p text:style-name="P11"/>
      <text:h text:style-name="P12" text:outline-level="1">Requirements</text:h>
      <text:h text:style-name="P13" text:outline-level="2"><text:span text:style-name="T6">Hardware </text:span><text:span text:style-name="T7">Requirement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Req #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Test? </text:p>
          </table:table-cell>
          <table:table-cell table:style-name="Table3.D1" office:value-type="string">
            <text:p text:style-name="P2">Test #</text:p>
          </table:table-cell>
        </table:table-row>
        <table:table-row table:style-name="Table3.2">
          <table:table-cell table:style-name="Table3.A2" office:value-type="string">
            <text:h text:style-name="P14" text:outline-level="3"/>
          </table:table-cell>
          <table:table-cell table:style-name="Table3.A2" office:value-type="string">
            <text:p text:style-name="P3">Server Hardware (CPU , RAM, Storage) </text:p>
            <text:list text:style-name="L1">
              <text:list-item>
                <text:p text:style-name="P15"><text:span text:style-name="Strong_20_Emphasis"><text:span text:style-name="T8">P</text:span></text:span><text:span text:style-name="Strong_20_Emphasis"><text:span text:style-name="T9">rocessor (CPU): </text:span></text:span><text:span text:style-name="Strong_20_Emphasis"><text:span text:style-name="T10">At m</text:span></text:span><text:span text:style-name="Strong_20_Emphasis"><text:span text:style-name="T9">inimum of 6 cores and a clock speed of 2GHz </text:span></text:span><text:span text:style-name="Strong_20_Emphasis"><text:span text:style-name="T11">that support CPU virtualization</text:span></text:span></text:p>
              </text:list-item>
              <text:list-item>
                <text:p text:style-name="P16"><text:span text:style-name="Strong_20_Emphasis"><text:span text:style-name="T12">Memory (RAM):</text:span></text:span></text:p>
                <text:list>
                  <text:list-item>
                    <text:p text:style-name="P16"><text:span text:style-name="Strong_20_Emphasis"><text:span text:style-name="T12">At least 16GB DDR4/DDR5 </text:span></text:span></text:p>
                  </text:list-item>
                </text:list>
              </text:list-item>
              <text:list-item>
                <text:p text:style-name="P16"><text:span text:style-name="Strong_20_Emphasis"><text:span text:style-name="T12">Storage: At </text:span></text:span><text:span text:style-name="Strong_20_Emphasis"><text:span text:style-name="T10">minimum</text:span></text:span><text:span text:style-name="Strong_20_Emphasis"><text:span text:style-name="T12"> 256GB with RAID for fault tolerance.</text:span></text:span></text:p>
              </text:list-item>
              <text:list-item>
                <text:p text:style-name="P16"><text:span text:style-name="Strong_20_Emphasis"><text:span text:style-name="T12">NIC: At least one gigabit Ethernet port</text:span></text:span></text:p>
              </text:list-item>
              <text:list-item>
                <text:p text:style-name="P16"><text:span text:style-name="Strong_20_Emphasis"><text:span text:style-name="T12">Graphics: Standard VGA or HDMI output for basic setup (Proxmox supports headless operation but may require a monitor during setup).</text:span></text:span></text:p>
              </text:list-item>
              <text:list-item>
                <text:p text:style-name="P17"><text:span text:style-name="Strong_20_Emphasis"><text:span text:style-name="T13">Peripheral I/O: At least two USB ports</text:span></text:span></text:p>
              </text:list-item>
            </text:list>
          </table:table-cell>
          <table:table-cell table:style-name="Table3.A2" office:value-type="string">
            <text:p text:style-name="P18">Y</text:p>
          </table:table-cell>
          <table:table-cell table:style-name="Table3.D2" office:value-type="string">
            <text:p text:style-name="P19">None</text:p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21"><text:span text:style-name="T14">Optionally, a managed network s</text:span>witch <text:span text:style-name="T14">with at leas</text:span><text:span text:style-name="T3">t</text:span><text:span text:style-name="T14"> 5 port</text:span></text:p>
          </table:table-cell>
          <table:table-cell table:style-name="Table3.A2" office:value-type="string">
            <text:p text:style-name="P19">N</text:p>
          </table:table-cell>
          <table:table-cell table:style-name="Table3.D2" office:value-type="string">
            <text:p text:style-name="P22"/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3"><text:span text:style-name="T15">Optionally, </text:span>UPS for <text:span text:style-name="T14">p</text:span>ower <text:span text:style-name="T14">b</text:span>ackup </text:p>
          </table:table-cell>
          <table:table-cell table:style-name="Table3.A2" office:value-type="string">
            <text:p text:style-name="P19">N</text:p>
          </table:table-cell>
          <table:table-cell table:style-name="Table3.D2" office:value-type="string">
            <text:p text:style-name="P22"/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3"><text:span text:style-name="T14">Optionally, b</text:span>ackup <text:span text:style-name="T14">s</text:span>torage (External Drive) </text:p>
          </table:table-cell>
          <table:table-cell table:style-name="Table3.A2" office:value-type="string">
            <text:p text:style-name="P22"/>
          </table:table-cell>
          <table:table-cell table:style-name="Table3.D2" office:value-type="string">
            <text:p text:style-name="P22"/>
          </table:table-cell>
        </table:table-row>
      </table:table>
      <text:p text:style-name="P3"/>
      <text:h text:style-name="P13" text:outline-level="2"><text:soft-page-break/><text:span text:style-name="T16">Software </text:span><text:span text:style-name="T7">Requirements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3">Req<text:span text:style-name="T17">uirement</text:span> #</text:p>
          </table:table-cell>
          <table:table-cell table:style-name="Table4.A1" office:value-type="string">
            <text:p text:style-name="P23">Description</text:p>
          </table:table-cell>
          <table:table-cell table:style-name="Table4.A1" office:value-type="string">
            <text:p text:style-name="P23">Test? </text:p>
          </table:table-cell>
          <table:table-cell table:style-name="Table4.D1" office:value-type="string">
            <text:p text:style-name="P23">Test #</text:p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5"><text:span text:style-name="T18">The server </text:span><text:span text:style-name="T19">m</text:span><text:span text:style-name="T18">ust run </text:span><text:span text:style-name="T19">on a </text:span><text:span text:style-name="T18">virtualization environment such as </text:span><text:a xlink:type="simple" xlink:href="https://proxmox.com/en/products/proxmox-virtual-environment/overview" text:style-name="Internet_20_link" text:visited-style-name="Visited_20_Internet_20_Link">Proxmox V<text:span text:style-name="T18">irtual </text:span>E<text:span text:style-name="T18">nvironment</text:span></text:a> <text:span text:style-name="T19">must boot up without errors that may inhibit performance.</text:span></text:p>
          </table:table-cell>
          <table:table-cell table:style-name="Table4.A2" office:value-type="string">
            <text:p text:style-name="P26">&lt;Y/<text:span text:style-name="T20">N&gt;</text:span></text:p>
          </table:table-cell>
          <table:table-cell table:style-name="Table4.D2" office:value-type="string">
            <text:p text:style-name="P26">&lt;<text:span text:style-name="T20">Test#</text:span>&gt;</text:p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7">The server <text:span text:style-name="T21">must </text:span><text:span text:style-name="T22">provide</text:span><text:span text:style-name="T21"> </text:span><text:span text:style-name="T23">a private</text:span></text:p>
            <text:list text:style-name="L2">
              <text:list-item>
                <text:p text:style-name="P28"><text:span text:style-name="T23">F</text:span>ile sharing scheme such as <text:a xlink:type="simple" xlink:href="https://www.samba.org/samba/" text:style-name="Internet_20_link" text:visited-style-name="Visited_20_Internet_20_Link">SAMBA</text:a> to offer network drives for mass storage.</text:p>
              </text:list-item>
              <text:list-item>
                <text:p text:style-name="P28"><text:span text:style-name="T23">Local </text:span>cloud <text:span text:style-name="T24">content collaboration </text:span><text:s/>platform such <text:span text:style-name="T23">as</text:span> <text:a xlink:type="simple" xlink:href="https://nextcloud.com/" text:style-name="Internet_20_link" text:visited-style-name="Visited_20_Internet_20_Link">Nextcloud</text:a>.</text:p>
              </text:list-item>
              <text:list-item>
                <text:p text:style-name="P28"><text:span text:style-name="T23">N</text:span>etwork print server to share printer within the LAN.</text:p>
              </text:list-item>
              <text:list-item>
                <text:p text:style-name="P28"><text:span text:style-name="T23">N</text:span>etwork scanner server to share scanners within the LAN.</text:p>
              </text:list-item>
              <text:list-item>
                <text:p text:style-name="P28"><text:a xlink:type="simple" xlink:href="https://www.docker.com/" text:style-name="Internet_20_link" text:visited-style-name="Visited_20_Internet_20_Link"><text:span text:style-name="T23">D</text:span>ocker </text:a>host <text:span text:style-name="T23">to run </text:span><text:span text:style-name="T24">container applications</text:span>.</text:p>
              </text:list-item>
            </text:list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9">Th<text:span text:style-name="T25">e</text:span> server must provide a <text:span text:style-name="T25">test environment which mimics similar </text:span><text:span text:style-name="T26">test </text:span><text:span text:style-name="T25">virtualization environment.</text:span>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0">Optionally, the server may provide a IT configuration automation tool such as <text:a xlink:type="simple" xlink:href="https://docs.ansible.com/" text:style-name="Internet_20_link" text:visited-style-name="Visited_20_Internet_20_Link">Ansible</text:a>.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1">The server must use a predetermined set of static IP addresses to for its services. The router / switch DHCP settings must be configured suitably such that no IP conflict will occur.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</table:table>
      <text:p text:style-name="P34"/>
      <text:h text:style-name="P35" text:outline-level="1">Equipment / <text:span text:style-name="T27">Tools</text:span></text:h>
      <text:h text:style-name="P36" text:outline-level="2">Equipment </text:h>
      <text:h text:style-name="P37" text:outline-level="3">A flash drive of 16GB+(to create a boot able disk)</text:h>
      <text:h text:style-name="P37" text:outline-level="3">A broadband internet connection</text:h>
      <text:h text:style-name="P38" text:outline-level="2"><text:soft-page-break/>Tools</text:h>
      <text:h text:style-name="P37" text:outline-level="3">Software</text:h>
      <text:h text:style-name="P39" text:outline-level="4">Latest <text:a xlink:type="simple" xlink:href="https://proxmox.com/en/downloads" text:style-name="Internet_20_link" text:visited-style-name="Visited_20_Internet_20_Link">Proxmox</text:a> LTE (.ISO) file </text:h>
      <text:h text:style-name="P40" text:outline-level="4"><text:span text:style-name="T28">A bootable media creation tool such as </text:span><text:a xlink:type="simple" xlink:href="https://rufus.ie/" text:style-name="Internet_20_link" text:visited-style-name="Visited_20_Internet_20_Link"><text:span text:style-name="T29">Rufus</text:span></text:a></text:h>
      <text:h text:style-name="P41" text:outline-level="3">&lt;List all <text:span text:style-name="T16">software(s)</text:span>&gt;</text:h>
      <text:h text:style-name="P42" text:outline-level="1">Bill of materials</text:h>
      <text:h text:style-name="P43" text:outline-level="2">A computer with suitable processing capabilities</text:h>
      <text:h text:style-name="P44" text:outline-level="2">See BOM (Doc#)</text:h>
      <text:h text:style-name="P45" text:outline-level="2">&lt;Insert Bill of Materials&gt;</text:h>
      <text:h text:style-name="P46" text:outline-level="1">Procedure</text:h>
      <text:h text:style-name="P36" text:outline-level="2"><text:span text:style-name="T30">&lt;</text:span><text:span text:style-name="T31">D</text:span><text:span text:style-name="T30">ocument detailed implementation steps, prerequisites, </text:span><text:span text:style-name="T32">test, troubleshooting and routine maintenance procedure.</text:span><text:span text:style-name="T30">&gt;</text:span></text:h>
      <text:h text:style-name="P47" text:outline-level="2">Pr<text:span text:style-name="T33">e</text:span>paring Server Har<text:span text:style-name="T33">d</text:span>ware</text:h>
      <text:h text:style-name="P48" text:outline-level="3">Connect a monitor to the server.</text:h>
      <text:h text:style-name="_5f_Heading1.1.1" text:outline-level="3"><text:span text:style-name="T34">Power up and enter into </text:span><text:span text:style-name="T35">motherboard</text:span><text:span text:style-name="T34"> boot screen. In this case “Del” </text:span><text:span text:style-name="T35">or “F2”</text:span><text:span text:style-name="T34"> button </text:span><text:span text:style-name="T35">for <text:tab/><text:tab/>Asrock brand motherboard</text:span><text:span text:style-name="T34">.</text:span></text:h>
      <text:h text:style-name="P49" text:outline-level="3">Setup below parameters.</text:h>
      <table:table table:name="Table9" table:style-name="Table9">
        <table:table-column table:style-name="Table9.A" table:number-columns-repeated="3"/>
        <table:table-header-rows>
          <table:table-row table:style-name="Table9.1">
            <table:table-cell table:style-name="Table9.A1" office:value-type="string">
              <text:p text:style-name="P50">Parameter Path</text:p>
            </table:table-cell>
            <table:table-cell table:style-name="Table9.A1" office:value-type="string">
              <text:p text:style-name="P50">Parameter</text:p>
            </table:table-cell>
            <table:table-cell table:style-name="Table9.C1" office:value-type="string">
              <text:p text:style-name="P50">Value / Action</text:p>
            </table:table-cell>
          </table:table-row>
        </table:table-header-rows>
        <table:table-row>
          <table:table-cell table:style-name="Table9.A2" office:value-type="string">
            <text:p text:style-name="Standard">Main</text:p>
          </table:table-cell>
          <table:table-cell table:style-name="Table9.B2" office:value-type="string">
            <text:p text:style-name="Standard">RTC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SVM Mode</text:p>
          </table:table-cell>
          <table:table-cell table:style-name="Table9.B2" office:value-type="string">
            <text:p text:style-name="Standard">CPU Virtualization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PCI Configuration</text:p>
          </table:table-cell>
          <table:table-cell table:style-name="Table9.B2" office:value-type="string">
            <text:p text:style-name="Standard">IO Virtualization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<text:span text:style-name="T36">Onboard Devices</text:span> Configuration</text:p>
          </table:table-cell>
          <table:table-cell table:style-name="Table9.B2" office:value-type="string">
            <text:p text:style-name="Standard">Turn On Onboard LED in S5</text:p>
          </table:table-cell>
          <table:table-cell table:style-name="Table9.C2" office:value-type="string">
            <text:p text:style-name="Standard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Restore Onboard LED Default</text:p>
          </table:table-cell>
          <table:table-cell table:style-name="Table9.C2" office:value-type="string">
            <text:p text:style-name="Standard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RGB LED On / OFF</text:p>
          </table:table-cell>
          <table:table-cell table:style-name="Table9.C2" office:value-type="string">
            <text:p text:style-name="Standard">Off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Gnb Hd <text:span text:style-name="T36">Audio</text:span></text:p>
          </table:table-cell>
          <table:table-cell table:style-name="Table9.C2" office:value-type="string">
            <text:p text:style-name="P51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1">Front Panel</text:p>
          </table:table-cell>
          <table:table-cell table:style-name="Table9.C2" office:value-type="string">
            <text:p text:style-name="P51">H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1">Restore On AC Power Loss</text:p>
          </table:table-cell>
          <table:table-cell table:style-name="Table9.C2" office:value-type="string">
            <text:p text:style-name="P51">Power 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Wi-Fi and WAN Radio</text:p>
          </table:table-cell>
          <table:table-cell table:style-name="Table9.C2" office:value-type="string">
            <text:p text:style-name="P52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BT On / Off</text:p>
          </table:table-cell>
          <table:table-cell table:style-name="Table9.C2" office:value-type="string">
            <text:p text:style-name="P52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PS2 Y-Cable</text:p>
          </table:table-cell>
          <table:table-cell table:style-name="Table9.C2" office:value-type="string">
            <text:p text:style-name="P52">Auto</text:p>
          </table:table-cell>
        </table:table-row>
        <table:table-row>
          <table:table-cell table:style-name="Table9.A2" office:value-type="string">
            <text:p text:style-name="Standard">Advanced \ <text:span text:style-name="T37">Storage </text:span>Configuration</text:p>
          </table:table-cell>
          <table:table-cell table:style-name="Table9.B2" office:value-type="string">
            <text:p text:style-name="P52">AHCI</text:p>
          </table:table-cell>
          <table:table-cell table:style-name="Table9.C2" office:value-type="string">
            <text:p text:style-name="P53">None</text:p>
          </table:table-cell>
        </table:table-row>
        <text:soft-page-break/>
        <table:table-row>
          <table:table-cell table:style-name="Table9.A2" office:value-type="string">
            <text:p text:style-name="Standard">Advanced \ <text:span text:style-name="T37">ACPI </text:span>Configuration</text:p>
          </table:table-cell>
          <table:table-cell table:style-name="Table9.B2" office:value-type="string">
            <text:p text:style-name="P54">Suspend to RAM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eep Sleep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PS/2 Wakeup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RTC Alarm Power On</text:p>
          </table:table-cell>
          <table:table-cell table:style-name="Table9.C2" office:value-type="string">
            <text:p text:style-name="P54">By OS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USB PD in S5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P54">Advanced \ AMD CBS\ <text:s/>NBIO Common Options</text:p>
          </table:table-cell>
          <table:table-cell table:style-name="Table9.B2" office:value-type="string">
            <text:p text:style-name="P54">IOMMU</text:p>
          </table:table-cell>
          <table:table-cell table:style-name="Table9.C2" office:value-type="string">
            <text:p text:style-name="P54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MA Protection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MAr Support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54">PCIe ARI Support</text:p>
          </table:table-cell>
          <table:table-cell table:style-name="Table9.C23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54">HD Audio Enable</text:p>
          </table:table-cell>
          <table:table-cell table:style-name="Table9.C23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P54">Boot</text:p>
          </table:table-cell>
          <table:table-cell table:style-name="Table9.B23" office:value-type="string">
            <text:p text:style-name="P54">Priority during OS installation</text:p>
          </table:table-cell>
          <table:table-cell table:style-name="Table9.C23" office:value-type="string">
            <text:p text:style-name="P54">Need basis</text:p>
          </table:table-cell>
        </table:table-row>
        <table:table-row>
          <table:table-cell table:style-name="Table9.A23" office:value-type="string">
            <text:p text:style-name="P55">OC Tweaker</text:p>
          </table:table-cell>
          <table:table-cell table:style-name="Table9.B23" office:value-type="string">
            <text:p text:style-name="P55">Save User <text:span text:style-name="T38">Profile </text:span>in BIOS or Flash</text:p>
          </table:table-cell>
          <table:table-cell table:style-name="Table9.C23" office:value-type="string">
            <text:p text:style-name="P55">Recommended, <text:span text:style-name="T39">Production V1.0 PATH: TBD</text:span></text:p>
          </table:table-cell>
        </table:table-row>
        <table:table-row>
          <table:table-cell table:style-name="Table9.A23" office:value-type="string">
            <text:p text:style-name="P55">Exit</text:p>
          </table:table-cell>
          <table:table-cell table:style-name="Table9.B23" office:value-type="string">
            <text:p text:style-name="P55">Save Changes and Exit</text:p>
          </table:table-cell>
          <table:table-cell table:style-name="Table9.C23" office:value-type="string">
            <text:p text:style-name="P55">Yes</text:p>
          </table:table-cell>
        </table:table-row>
      </table:table>
      <text:p text:style-name="Standard"/>
      <text:h text:style-name="P56" text:outline-level="3">Bootable disk</text:h>
      <text:h text:style-name="P57" text:outline-level="4"><text:s/>Create bootable disk on a separate machine from the server OS ISO file.</text:h>
      <text:h text:style-name="P56" text:outline-level="3">Install the OS</text:h>
      <text:h text:style-name="P57" text:outline-level="4">Insert the bootable flash drive on a server USB port and then reboot the <text:tab/>server.</text:h>
      <text:h text:style-name="P57" text:outline-level="4">Boot from the flash device</text:h>
      <text:h text:style-name="P57" text:outline-level="4">Rest TBD.</text:h>
      <text:h text:style-name="P58" text:outline-level="2">First Time Boot/ Setup:</text:h>
      <text:h text:style-name="P59" text:outline-level="2">Setting up Ansible Control Node</text:h>
      <text:h text:style-name="P60" text:outline-level="3"><text:span text:style-name="T40">Ansible control node can be any computer </text:span><text:span text:style-name="T41">that is connected to the same local network</text:span><text:span text:style-name="T40">. Below setup is for Windows 10 machine WSL2. Windows 11 inherently supports WSL. If using a linux machine, skip this.</text:span></text:h>
      <text:h text:style-name="P61" text:outline-level="4">Run “wsl2-install-win10.ps1” from “bash-scripts”. Launch Windows PowerShell in admin mode. May need to run below command to bypass security. Restart the computer for the changes take effect.</text:h>
      <text:p text:style-name="P62">    Set-ExecutionPolicy -Scope Process -ExecutionPolicy Bypass</text:p>
      <text:h text:style-name="P61" text:outline-level="4">Check installation by running below command which should yield following.</text:h>
      <text:p text:style-name="P63">wsl --list --verbose</text:p>
      <text:p text:style-name="P63"><text:s text:c="2"/>NAME <text:s text:c="5"/>STATE <text:s text:c="10"/>VERSION</text:p>
      <text:p text:style-name="P64"><text:soft-page-break/>* Ubuntu <text:s text:c="3"/>Stopped <text:s text:c="8"/>2</text:p>
      <text:p text:style-name="P65"><text:s text:c="2"/>Debian <text:s text:c="3"/>Stopped</text:p>
      <text:h text:style-name="P66" text:outline-level="4">Here two version installed. <text:span text:style-name="T42">To launch either, use below command.</text:span></text:h>
      <text:p text:style-name="P63">wsl -d &lt;DistroName&gt;</text:p>
      <text:h text:style-name="P67" text:outline-level="4">Follow on screen instructions to setup account. It should by default have <text:tab/>networking configured. Therefore it should have visibility to your local <text:span text:style-name="T43">`<text:tab/></text:span>network and internet. </text:h>
      <text:h text:style-name="P68" text:outline-level="5" text:is-list-header="true"><text:span text:style-name="T42">Note: </text:span><text:span text:style-name="T44">WSL2 runs as a </text:span><text:span text:style-name="Strong_20_Emphasis"><text:span text:style-name="T44">lightweight virtual machine</text:span></text:span><text:span text:style-name="T44"> using a </text:span><text:span text:style-name="Strong_20_Emphasis"><text:span text:style-name="T44">Hyper-V-based virtual Ethernet adapter</text:span></text:span><text:span text:style-name="T44">. WSL connects to a </text:span><text:span text:style-name="Strong_20_Emphasis"><text:span text:style-name="T44">virtual gateway inside Windows</text:span></text:span><text:span text:style-name="T44">, and </text:span><text:span text:style-name="Strong_20_Emphasis"><text:span text:style-name="T44">Windows acts as a NAT router</text:span></text:span><text:span text:style-name="T44"> for it. </text:span></text:h>
      <text:h text:style-name="P69" text:outline-level="4">(Optional)Map a shared folder </text:h>
      <text:p text:style-name="P70">sudo mkdir -p /mnt/&lt;<text:span text:style-name="T45">name of the drive</text:span>&gt;</text:p>
      <text:p text:style-name="P71">sudo mount -t drvfs <text:span text:style-name="T46">&lt;</text:span><text:span text:style-name="T47">drive_letter</text:span><text:span text:style-name="T46">&gt;</text:span>: /mnt/<text:span text:style-name="T46">&lt;</text:span><text:span text:style-name="T47">drive_letter</text:span><text:span text:style-name="T46">&gt;</text:span></text:p>
      <text:h text:style-name="P72" text:outline-level="4"><text:span text:style-name="T42">Next, </text:span><text:span text:style-name="T48">run setup-control-node.sh from the control node. But first, copy it to <text:tab/>the control node and then make the script executable. </text:span><text:span text:style-name="T49">Best practice </text:span><text:span text:style-name="T50">is</text:span><text:span text:style-name="T49"> to copy <text:tab/>it to the control node. </text:span></text:h>
      <text:h text:style-name="P73" text:outline-level="5" text:is-list-header="true"><text:span text:style-name="T50">Note: </text:span><text:span text:style-name="T49">The shared </text:span><text:span text:style-name="T50">drives</text:span><text:span text:style-name="T49"> is not mounted automatically. Which can be done if necessary. </text:span></text:h>
      <text:p text:style-name="P74"># Optional: create a target directory in WSL </text:p>
      <text:p text:style-name="P74">mkdir -p ~/ansible/wsl </text:p>
      <text:p text:style-name="P75"># Optional: Copy from the <text:a xlink:type="simple" xlink:href="file:///C:/" text:style-name="Internet_20_link" text:visited-style-name="Visited_20_Internet_20_Link"><text:span text:style-name="T43">C</text:span>:<text:span text:style-name="T51">\</text:span></text:a><text:span text:style-name="T51"> </text:span>drive </text:p>
      <text:p text:style-name="P74">cp /mnt/<text:span text:style-name="T50">c/&lt;</text:span><text:span text:style-name="T52">actual_</text:span><text:span text:style-name="T53">path</text:span>&gt;/setup-control-node.sh ~/ansible/wsl/ </text:p>
      <text:p text:style-name="P74"># Make it executable </text:p>
      <text:p text:style-name="P74">chmod +x ~/ansible/wsl/setup-control-node.sh </text:p>
      <text:p text:style-name="P74"># Run it </text:p>
      <text:p text:style-name="P74">~/ansible/wsl/setup-control-node.sh </text:p>
      <text:h text:style-name="P76" text:outline-level="4">Ping main production server from WSL and then generate SSH key pair. <text:tab/>Accept default path. Optionally, use pass phrase for added security. </text:h>
      <text:h text:style-name="P77" text:outline-level="5" text:is-list-header="true">Note: Last part is comment.</text:h>
      <text:p text:style-name="P78"><text:span text:style-name="T54">ssh-keygen -t rsa -b 4096 -f ~/.ssh/ansible_id_rsa_ansible-user -C "ansible-user@control</text:span><text:span text:style-name="T55">_node</text:span><text:span text:style-name="T54">"</text:span></text:p>
      <text:h text:style-name="P79" text:outline-level="4">Remove old keys for server <text:span text:style-name="T56">from control node </text:span>if needeed. It will throw error if the server has changed.</text:h>
      <text:h text:style-name="P80" text:outline-level="4" text:is-list-header="true">Note: Set temporarily “PasswordAuthentication yes” using nano /etc/ssh/sshd_config.</text:h>
      <text:p text:style-name="P81">ssh-keygen -f "/home/rumie/.ssh/known_hosts" -R "192.168.0.111"</text:p>
      <text:h text:style-name="P76" text:outline-level="4">Next, copy the SSH public key to <office:annotation office:name="__Annotation__7214_396683463" loext:resolved="false"><dc:creator>Shahriar Kabir</dc:creator><dc:date>2025-04-10T18:09:48.872929800</dc:date><meta:creator-initials>SK</meta:creator-initials><text:p text:style-name="Comment">As root?</text:p></office:annotation>main<office:annotation-end office:name="__Annotation__7214_396683463"/> prod server <text:span text:style-name="T57">from control no</text:span><text:span text:style-name="T58">d</text:span><text:span text:style-name="T57">e</text:span>. <text:span text:style-name="T59">Now, Ansible utilize passwordless secure login. </text:span></text:h>
      <text:p text:style-name="P81"><text:span text:style-name="T54">//ssh-copy-id</text:span><text:span text:style-name="T60"> </text:span><text:a xlink:type="simple" xlink:href="mailto:username@192.168.1.200" text:style-name="Internet_20_link" text:visited-style-name="Visited_20_Internet_20_Link"><text:span text:style-name="T60">username@</text:span></text:a><text:span text:style-name="T54">&lt;</text:span><text:span text:style-name="T60">main_prod_server_ip_addr</text:span><text:span text:style-name="T54">&gt;</text:span></text:p>
      <text:h text:style-name="P82" text:outline-level="4">To view the public key use below command</text:h>
      <text:p text:style-name="P65">//cat ~/.ssh/id_ed25519.pub</text:p>
      <text:h text:style-name="P83" text:outline-level="4">Next, <text:span text:style-name="T61">create users on the main production server using following command.</text:span></text:h>
      <text:p text:style-name="P65">ansible-playbook playbooks/bootstrap.yml \</text:p>
      <text:p text:style-name="P65"><text:soft-page-break/></text:p>
      <text:p text:style-name="P65"><text:s text:c="2"/>-l pve_main \</text:p>
      <text:p text:style-name="P65"><text:s text:c="2"/>-u rumie \</text:p>
      <text:p text:style-name="P65"><text:s text:c="2"/>--ask-become-pass --<text:span text:style-name="T62">check</text:span></text:p>
      <text:p text:style-name="P65">ansible-playbook playbooks/validate-bootstrap.yml -l pve_main</text:p>
      <text:h text:style-name="P84" text:outline-level="4">SSH in to the main production server to allow passwordless sudo escalation for admins. Its safe since we are using SSH keys to login.</text:h>
      <text:p text:style-name="P65">echo "prodadmin ALL=(ALL) NOPASSWD: ALL" | sudo tee /etc/sudoers.d/prodadmin</text:p>
      <text:h text:style-name="P85" text:outline-level="4">Next, run hardening</text:h>
      <text:p text:style-name="P65"><text:s/>ANSIBLE_CONFIG=inventories/prod/ansible.cfg ansible-playbook playbooks/harden.yml -l prod_main</text:p>
      <text:h text:style-name="P86" text:outline-level="4">(Optional) Upgrade to version from version 7.x if needed. There is a known bug that causes PVE 8.x installation to freeze. Therefore, install 7.x first and then upgrade to 8.x via below command.</text:h>
      <text:p text:style-name="P65">ANSIBLE_CONFIG=inventories/prod/ansible.cfg ansible-playbook playbooks/upgrade-to-pve8.yml -l prod_main</text:p>
      <text:h text:style-name="P87" text:outline-level="4">Run a basic check, “changed” means passed. </text:h>
      <text:h text:style-name="P88" text:outline-level="5"><text:s/>ANSIBLE_CONFIG=inventories/prod/ansible.cfg ansible-playbook playbooks/check-basics.yml -l prod_main</text:h>
      <text:h text:style-name="P87" text:outline-level="4"/>
      <text:h text:style-name="P89" text:outline-level="1">Routine maintenance</text:h>
      <text:h text:style-name="P90" text:outline-level="2">&lt;List routine maintenance procedure <text:span text:style-name="T63">and intervals</text:span>&gt;</text:h>
      <text:h text:style-name="P91" text:outline-level="1">Appendix A<text:tab/><text:span text:style-name="T64">Reference</text:span><text:span text:style-name="T65">s</text:span></text:h>
      <text:h text:style-name="P92" text:outline-level="2">&lt;List continues&gt;</text:h>
      <text:p text:style-name="P3"/>
      <text:h text:style-name="P93" text:outline-level="1"><text:span text:style-name="T66">Appendix </text:span><text:span text:style-name="T65">B</text:span><text:span text:style-name="T66"><text:tab/></text:span><text:span text:style-name="T65">Definition</text:span><text:span text:style-name="T67">s / acronym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94">TERM</text:p>
          </table:table-cell>
          <table:table-cell table:style-name="Table6.A1" office:value-type="string">
            <text:p text:style-name="P94">MEANING</text:p>
          </table:table-cell>
          <table:table-cell table:style-name="Table6.A1" office:value-type="string">
            <text:p text:style-name="P94">TERM</text:p>
          </table:table-cell>
          <table:table-cell table:style-name="Table6.D1" office:value-type="string">
            <text:p text:style-name="P94">MEANING</text:p>
          </table:table-cell>
        </table:table-row>
        <table:table-row table:style-name="Table6.2">
          <table:table-cell table:style-name="Table6.A2" office:value-type="string">
            <text:p text:style-name="P95">LTS</text:p>
          </table:table-cell>
          <table:table-cell table:style-name="Table6.B2" office:value-type="string">
            <text:p text:style-name="P95">Long Term Support</text:p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  <table:table-row table:style-name="Table6.2">
          <table:table-cell table:style-name="Table6.A2" office:value-type="string">
            <text:p text:style-name="P3"/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  <table:table-row table:style-name="Table6.2">
          <table:table-cell table:style-name="Table6.A2" office:value-type="string">
            <text:p text:style-name="P3"/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</table:table>
      <text:section text:style-name="Sect1" text:name="Section1">
        <text:p text:style-name="P3"/>
      </text:section>
      <text:p text:style-name="P3"/>
      <text:h text:style-name="P96" text:outline-level="1">Appendix Diagrams</text:h>
      <text:h text:style-name="P96" text:outline-level="1">Appendix Bill of materials</text:h>
      <text:h text:style-name="P97" text:outline-level="2">&lt;List Bill of materials&gt;</text:h>
      <text:h text:style-name="P98" text:outline-level="3" text:is-list-header="true"/>
      <text:h text:style-name="P99" text:outline-level="1"><text:span text:style-name="T66">Appendix </text:span><text:span text:style-name="T68">D<text:tab/></text:span><text:span text:style-name="T69">Testing </text:span><text:span text:style-name="T64">Validatio</text:span><text:span text:style-name="T68">n</text:span></text:h>
      <text:h text:style-name="P100" text:outline-level="2">Equipment / Materials</text:h>
      <text:h text:style-name="P101" text:outline-level="3">Equipment</text:h>
      <text:h text:style-name="P102" text:outline-level="4">&lt;Equipment&gt;</text:h>
      <text:h text:style-name="P101" text:outline-level="3">Materials</text:h>
      <text:h text:style-name="P102" text:outline-level="4">&lt;Material&gt;</text:h>
      <text:h text:style-name="P100" text:outline-level="2">Prerequisite<text:span text:style-name="T70">s</text:span></text:h>
      <text:h text:style-name="P103" text:outline-level="3">&lt;<text:span text:style-name="T70">List prerequisites if any</text:span>&gt;</text:h>
      <text:h text:style-name="P100" text:outline-level="2">Test configuration(s) information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I<text:span text:style-name="T71">tem</text:span></text:p>
          </table:table-cell>
          <table:table-cell table:style-name="Table7.B1" office:value-type="string">
            <text:p text:style-name="P104">Configuration</text:p>
          </table:table-cell>
        </table:table-row>
        <table:table-row table:style-name="Table7.2">
          <table:table-cell table:style-name="Table7.A2" office:value-type="string">
            <text:p text:style-name="P3"/>
          </table:table-cell>
          <table:table-cell table:style-name="Table7.B2" office:value-type="string">
            <text:p text:style-name="P3"/>
          </table:table-cell>
        </table:table-row>
      </table:table>
      <text:h text:style-name="P105" text:outline-level="2">Test Instruction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">Req<text:span text:style-name="T72">uirment#</text:span></text:p>
          </table:table-cell>
          <table:table-cell table:style-name="Table5.A1" office:value-type="string">
            <text:p text:style-name="P2">Description</text:p>
          </table:table-cell>
          <table:table-cell table:style-name="Table5.A1" office:value-type="string">
            <text:p text:style-name="P2">Test? </text:p>
          </table:table-cell>
          <table:table-cell table:style-name="Table5.D1" office:value-type="string">
            <text:p text:style-name="P2">Pass?</text:p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>&lt;<text:span text:style-name="T73">First one</text:span>&gt;</text:p>
          </table:table-cell>
          <table:table-cell table:style-name="Table5.A2" office:value-type="string">
            <text:p text:style-name="P3">Y/N</text:p>
          </table:table-cell>
          <table:table-cell table:style-name="Table5.D2" office:value-type="string">
            <text:p text:style-name="P3">Y/N</text:p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</table:table>
      <text:h text:style-name="P100" text:outline-level="2" text:is-list-header="true"/>
      <text:h text:style-name="P99" text:outline-level="1"><text:bookmark-start text:name="__RefHeading___Toc2602_2924262114"/><text:span text:style-name="T66">Appendix </text:span><text:span text:style-name="T68">C</text:span><text:span text:style-name="T65"><text:tab/></text:span><text:span text:style-name="T74">Us</text:span><text:span text:style-name="T2">age</text:span><text:span text:style-name="T74"> instruction</text:span><text:bookmark-end text:name="__RefHeading___Toc2602_2924262114"/></text:h>
      <text:h text:style-name="P106" text:outline-level="2">&lt;Document special usage instruction if any&gt;</text:h>
      <text:list text:style-name="Numbering_20_123">
        <text:list-header>
          <text:h text:style-name="P107" text:outline-level="1"/>
        </text:list-header>
      </text:list>
      <text:p text:style-name="P108"/>
      <text:h text:style-name="P109" text:outline-level="1">Appendix Diagrams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_5f_Heading1" style:display-name="_Heading1" style:family="paragraph" style:parent-style-name="Standard" style:next-style-name="_5f_Heading1.1" style:default-outline-level="1">
      <style:paragraph-properties fo:margin-left="0in" fo:margin-top="0.0598in" fo:margin-bottom="0in" style:contextual-spacing="false" fo:line-height="150%" fo:text-indent="0in" style:auto-text-indent="false">
        <style:tab-stops/>
      </style:paragraph-properties>
      <style:text-properties fo:text-transform="uppercase" fo:font-size="14pt" fo:font-weight="bold" officeooo:rsid="0002ace9" style:font-size-asian="14pt" style:font-size-complex="14pt"/>
    </style:style>
    <style:style style:name="_5f_Heading1.1" style:display-name="_Heading1.1" style:family="paragraph" style:parent-style-name="Standard" style:next-style-name="_5f_Heading1.1.1" style:auto-update="true" style:default-outline-level="2">
      <style:paragraph-properties fo:margin-top="0in" fo:margin-bottom="0in" style:contextual-spacing="true" fo:line-height="115%"/>
      <style:text-properties style:use-window-font-color="true" loext:opacity="0%" officeooo:rsid="00006203"/>
    </style:style>
    <style:style style:name="_5f_Heading1.1.1" style:display-name="_Heading1.1.1" style:family="paragraph" style:parent-style-name="Standard" style:next-style-name="_5f_Heading1.1.1.1" style:default-outline-level="3" style:master-page-name="">
      <style:paragraph-properties fo:margin-left="0.6in" fo:margin-right="0in" fo:line-height="115%" fo:text-indent="0in" style:auto-text-indent="false" style:page-number="auto">
        <style:tab-stops/>
      </style:paragraph-properties>
      <style:text-properties officeooo:rsid="00006203"/>
    </style:style>
    <style:style style:name="_5f_Heading1.1.1.1" style:display-name="_Heading1.1.1.1" style:family="paragraph" style:parent-style-name="Standard" style:next-style-name="_5f_Headng1.1.1.1.1" style:default-outline-level="4" style:master-page-name="">
      <loext:graphic-properties draw:fill="none" draw:fill-color="#729fcf"/>
      <style:paragraph-properties fo:margin-left="1.1in" fo:margin-right="0in" fo:text-indent="0in" style:auto-text-indent="false" style:page-number="auto" fo:background-color="transparent"/>
      <style:text-properties officeooo:rsid="00006203"/>
    </style:style>
    <style:style style:name="_5f_Headng1.1.1.1.1" style:display-name="_Headng1.1.1.1.1" style:family="paragraph" style:parent-style-name="Standard" style:default-outline-level="5" style:master-page-name="">
      <loext:graphic-properties draw:fill="none" draw:fill-color="#729fcf"/>
      <style:paragraph-properties fo:margin-left="1.7in" fo:margin-right="0in" fo:text-indent="0in" style:auto-text-indent="false" style:page-number="auto" fo:background-color="transparent"/>
      <style:text-properties officeooo:rsid="00006203"/>
    </style:style>
    <style:style style:name="Heading_20_1" style:display-name="Heading 1" style:family="paragraph" style:parent-style-name="Heading" style:next-style-name="Text_20_body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 style:vertical-align="middle"/>
      <style:text-properties fo:font-variant="small-cap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_5f_HeadingApdx" style:display-name="_HeadingApdx" style:family="paragraph" style:parent-style-name="_5f_Heading1.1.1.1" style:default-outline-level="1" style:list-style-name="Numbering_20_123">
      <style:text-properties officeooo:rsid="005964e9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in" fo:text-indent="0.2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8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7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8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is-legal="true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9in" table:align="margins"/>
    </style:style>
    <style:style style:name="Table1.A" style:family="table-column">
      <style:table-column-properties style:column-width="0.7236in" style:rel-column-width="6872*"/>
    </style:style>
    <style:style style:name="Table1.B" style:family="table-column">
      <style:table-column-properties style:column-width="4.9056in" style:rel-column-width="46592*"/>
    </style:style>
    <style:style style:name="Table1.C" style:family="table-column">
      <style:table-column-properties style:column-width="1.2708in" style:rel-column-width="12071*"/>
    </style:style>
    <style:style style:name="Table1.1" style:family="table-row">
      <style:table-row-properties style:min-row-height="0.4813in" fo:background-color="transparent">
        <style:background-image/>
      </style:table-row-properties>
    </style:style>
    <style:style style:name="Table1.A1" style:family="table-cell">
      <style:table-cell-properties style:vertical-align="middle" fo:padding="0.0382in" fo:border="none"/>
    </style:style>
    <style:style style:name="Table1.2" style:family="table-row">
      <style:table-row-properties fo:background-color="transparent">
        <style:background-image/>
      </style:table-row-properties>
    </style:style>
    <style:style style:name="MP1" style:family="paragraph" style:parent-style-name="Standard">
      <style:text-properties fo:font-weight="bold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fo:font-weight="bold" officeooo:paragraph-rsid="00726efa" style:font-weight-asian="bold" style:font-weight-complex="bold"/>
    </style:style>
    <style:style style:name="MP3" style:family="paragraph" style:parent-style-name="Standard">
      <style:text-properties officeooo:paragraph-rsid="004cab5b"/>
    </style:style>
    <style:style style:name="MP4" style:family="paragraph" style:parent-style-name="Standard">
      <style:paragraph-properties fo:text-align="center" style:justify-single-word="false"/>
      <style:text-properties fo:color="#808080" loext:opacity="100%"/>
    </style:style>
    <style:style style:name="MP5" style:family="paragraph" style:parent-style-name="Standard">
      <style:paragraph-properties fo:line-height="0.0098in"/>
      <style:text-properties style:text-position="super 58%" officeooo:rsid="001fe479" officeooo:paragraph-rsid="00211cad"/>
    </style:style>
    <style:style style:name="MP6" style:family="paragraph" style:parent-style-name="Standard">
      <style:paragraph-properties fo:margin-top="0.0201in" fo:margin-bottom="0.0201in" style:contextual-spacing="false" fo:line-height="0.0098in" fo:padding-left="0in" fo:padding-right="0in" fo:padding-top="0in" fo:padding-bottom="0.0201in" fo:border-left="none" fo:border-right="none" fo:border-top="2.24pt solid #000000" fo:border-bottom="2.24pt solid #000000"/>
      <style:text-properties style:text-position="super 58%" officeooo:rsid="00203274" officeooo:paragraph-rsid="00203274"/>
    </style:style>
    <style:style style:name="MP7" style:family="paragraph" style:parent-style-name="Standard">
      <style:text-properties style:text-position="super 58%" officeooo:rsid="001fe479" officeooo:paragraph-rsid="001fe479"/>
    </style:style>
    <style:style style:name="MP8" style:family="paragraph" style:parent-style-name="Footer">
      <style:paragraph-properties fo:text-align="center" style:justify-single-word="false"/>
      <style:text-properties fo:color="#808080" loext:opacity="100%" officeooo:rsid="004edb7b" officeooo:paragraph-rsid="004edb7b"/>
    </style:style>
    <style:style style:name="MT1" style:family="text">
      <style:text-properties officeooo:rsid="00726efa"/>
    </style:style>
    <style:style style:name="MT2" style:family="text">
      <style:text-properties officeooo:rsid="0005cd36"/>
    </style:style>
    <style:style style:name="MT3" style:family="text">
      <style:text-properties fo:color="#2a6099" loext:opacity="100%" officeooo:rsid="0005cd36"/>
    </style:style>
    <style:style style:name="MT4" style:family="text">
      <style:text-properties fo:color="#2a6099" loext:opacity="100%" officeooo:rsid="00726efa"/>
    </style:style>
    <style:style style:name="MT5" style:family="text">
      <style:text-properties officeooo:rsid="00474bca"/>
    </style:style>
    <style:style style:name="MT6" style:family="text">
      <style:text-properties officeooo:rsid="004fb619"/>
    </style:style>
    <style:style style:name="MT7" style:family="text">
      <style:text-properties officeooo:rsid="004add2a"/>
    </style:style>
    <style:style style:name="MT8" style:family="text">
      <style:text-properties officeooo:rsid="001d1fc1"/>
    </style:style>
    <style:style style:name="MT9" style:family="text">
      <style:text-properties officeooo:rsid="0051941f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 draw:fill-color="#729fcf"/>
      </style:header-style>
      <style:footer-style/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TITLE:</text:p>
            </table:table-cell>
            <table:table-cell table:style-name="Table1.A1" office:value-type="string">
              <text:p text:style-name="MP2"><text:span text:style-name="MT1">T201 Create a server at home</text:span>&gt;</text:p>
            </table:table-cell>
            <table:table-cell table:style-name="Table1.A1" office:value-type="string">
              <text:p text:style-name="MP3"><text:span text:style-name="MT2">Doc. </text:span>R<text:span text:style-name="MT2">ev.</text:span><text:span text:style-name="MT3"> </text:span><text:span text:style-name="MT4">01</text:span></text:p>
            </table:table-cell>
          </table:table-row>
          <table:table-row table:style-name="Table1.2">
            <table:table-cell table:style-name="Table1.A1" table:number-columns-spanned="2" office:value-type="string">
              <text:p text:style-name="MP4">Doc<text:span text:style-name="MT5">umentation</text:span>. Template for tool<text:span text:style-name="MT5">s</text:span> <text:span text:style-name="MT6">(</text:span><text:span text:style-name="MT7">Template </text:span>Rev<text:span text:style-name="MT7">ision</text:span> 01<text:span text:style-name="MT6">)</text:span></text:p>
            </table:table-cell>
            <table:covered-table-cell/>
            <table:table-cell table:style-name="Table1.A1" office:value-type="string">
              <text:p text:style-name="Standard">P<text:span text:style-name="MT2">age </text:span><text:span text:style-name="MT8">No. </text:span><text:bookmark-start text:name="PageNumWizard_HEADER_Default Page Style1"/><text:page-number text:select-page="current">13</text:page-number><text:s/>/ <text:page-count>14</text:page-count><text:bookmark-end text:name="PageNumWizard_HEADER_Default Page Style1"/></text:p>
            </table:table-cell>
          </table:table-row>
        </table:table>
        <text:p text:style-name="MP5"/>
        <text:p text:style-name="MP6"/>
        <text:p text:style-name="MP7"/>
      </style:header>
      <style:footer>
        <text:p text:style-name="MP8">Classifi<text:span text:style-name="MT9">ed as internal, restricted 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Landscape" style:page-layout-name="Mpm3" draw:style-name="Mdp1">
      <style:header>
        <text:p text:style-name="Header"/>
      </style:header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6T16:04:40.489158700</meta:creation-date>
    <dc:date>2025-07-28T15:17:39.003903600</dc:date>
    <meta:editing-duration>P5DT19H43M52S</meta:editing-duration>
    <meta:editing-cycles>165</meta:editing-cycles>
    <meta:generator>LibreOffice/25.2.4.3$Windows_X86_64 LibreOffice_project/33e196637044ead23f5c3226cde09b47731f7e27</meta:generator>
    <meta:print-date>2025-03-07T21:01:57.460593800</meta:print-date>
    <dc:creator>Shahriar Kabir</dc:creator>
    <meta:printed-by>Shahriar Kabir</meta:printed-by>
    <meta:document-statistic meta:table-count="9" meta:image-count="0" meta:object-count="0" meta:page-count="14" meta:paragraph-count="253" meta:word-count="1273" meta:character-count="8266" meta:non-whitespace-character-count="7248"/>
  </office:meta>
</office:document-meta>
</file>